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ffffff" draw:stroke="none" fo:margin="1.000000000000000pt" style:wrap="biggest" style:wrap-dynamic-threshold="0.000000000000000pt" svg:fill-rule="evenodd"/>
    </style:style>
    <style:style style:name="gr3" style:family="graphic">
      <style:graphic-properties draw:fill="solid" draw:fill-color="#003e9f" draw:stroke="none" fo:margin="1.000000000000000pt" style:wrap="biggest" style:wrap-dynamic-threshold="0.000000000000000pt" svg:fill-rule="evenodd"/>
    </style:style>
    <style:style style:name="gr4" style:family="graphic">
      <style:graphic-properties draw:fill="solid" draw:fill-color="#d61517" draw:stroke="none" fo:margin="1.000000000000000pt" style:wrap="biggest" style:wrap-dynamic-threshold="0.000000000000000pt" svg:fill-rule="evenodd"/>
    </style:style>
    <style:style style:name="gr5" style:family="graphic">
      <style:graphic-properties draw:fill="solid" draw:fill-color="#ffffff" draw:stroke="solid" draw:stroke-linejoin="miter" fo:margin="1.000000000000000pt" style:wrap="biggest" style:wrap-dynamic-threshold="0.000000000000000pt" svg:fill-rule="evenodd" svg:stroke-color="#e5141d" svg:stroke-opacity="1" svg:stroke-width="3.200000000000000pt"/>
    </style:style>
    <style:style style:name="gr6" style:family="graphic">
      <style:graphic-properties draw:fill="solid" draw:fill-color="#00a7bd" draw:stroke="solid" draw:stroke-linejoin="miter" fo:margin="1.000000000000000pt" style:wrap="biggest" style:wrap-dynamic-threshold="0.000000000000000pt" svg:fill-rule="evenodd" svg:stroke-color="#0084fd" svg:stroke-opacity="1" svg:stroke-width="1.000000000000000pt"/>
    </style:style>
    <style:style style:name="gr7" style:family="graphic">
      <style:graphic-properties draw:fill="none" draw:stroke="none" fo:margin="1.000000000000000pt" style:wrap="biggest" style:wrap-dynamic-threshold="0.000000000000000pt" svg:fill-rule="nonzero"/>
    </style:style>
    <style:style style:name="gr8" style:family="graphic">
      <style:graphic-properties draw:fill="solid" draw:fill-color="#00a7bd" draw:stroke="solid" draw:stroke-linejoin="miter" fo:margin="1.000000000000000pt" style:wrap="biggest" style:wrap-dynamic-threshold="0.000000000000000pt" svg:fill-rule="evenodd" svg:stroke-color="#0084fd" svg:stroke-opacity="0.996078" svg:stroke-width="1.000000000000000pt"/>
    </style:style>
    <style:style style:name="gr9" style:family="graphic">
      <style:graphic-properties draw:fill="solid" draw:fill-color="#ffffff" draw:stroke="solid" draw:stroke-linejoin="miter" fo:margin="1.000000000000000pt" style:wrap="biggest" style:wrap-dynamic-threshold="0.000000000000000pt" svg:fill-rule="evenodd" svg:stroke-color="#ffffff" svg:stroke-opacity="1" svg:stroke-width="1.000000000000000pt"/>
    </style:style>
    <style:style style:name="gr10" style:family="graphic">
      <style:graphic-properties draw:fill="solid" draw:fill-color="#faf703" draw:opacity="99.6078%" draw:stroke="solid" draw:stroke-linejoin="miter" fo:margin="1.000000000000000pt" style:wrap="biggest" style:wrap-dynamic-threshold="0.000000000000000pt" svg:fill-rule="evenodd" svg:stroke-color="#544b20" svg:stroke-opacity="0.996078" svg:stroke-width="1.000000000000000pt"/>
    </style:style>
    <style:style style:name="gr11" style:family="graphic">
      <style:graphic-properties draw:fill="none" draw:stroke="solid" draw:stroke-linejoin="miter" fo:margin="1.000000000000000pt" style:wrap="biggest" style:wrap-dynamic-threshold="0.000000000000000pt" svg:fill-rule="nonzero" svg:stroke-color="#544b20" svg:stroke-opacity="1" svg:stroke-width="1.000000000000000pt"/>
    </style:style>
    <style:style style:name="gr12" style:family="graphic">
      <style:graphic-properties draw:fill="solid" draw:fill-color="#544b20" draw:stroke="solid" draw:stroke-linejoin="miter" fo:margin="1.000000000000000pt" style:wrap="biggest" style:wrap-dynamic-threshold="0.000000000000000pt" svg:fill-rule="evenodd" svg:stroke-color="#544b21" svg:stroke-opacity="0.999985" svg:stroke-width="1.000000000000000pt"/>
    </style:style>
    <style:style style:name="gr13" style:family="graphic">
      <style:graphic-properties draw:fill="solid" draw:fill-color="#544b20" draw:stroke="solid" draw:stroke-linejoin="miter" fo:margin="1.000000000000000pt" style:wrap="biggest" style:wrap-dynamic-threshold="0.000000000000000pt" svg:fill-rule="evenodd" svg:stroke-color="#544b20" svg:stroke-opacity="1" svg:stroke-width="1.000000000000000pt"/>
    </style:style>
    <style:style style:name="gr14" style:family="graphic">
      <style:graphic-properties draw:fill="solid" draw:fill-color="#796a3a" draw:opacity="99.6078%" draw:stroke="none" fo:margin="1.000000000000000pt" style:wrap="biggest" style:wrap-dynamic-threshold="0.000000000000000pt" svg:fill-rule="evenodd"/>
    </style:style>
    <style:style style:name="gr15" style:family="graphic">
      <style:graphic-properties draw:fill="solid" draw:fill-color="#7a6b3a" draw:stroke="none" fo:margin="1.000000000000000pt" style:wrap="biggest" style:wrap-dynamic-threshold="0.000000000000000pt" svg:fill-rule="evenodd"/>
    </style:style>
    <style:style style:name="gr16" style:family="graphic">
      <style:graphic-properties draw:fill="solid" draw:fill-color="#001070" draw:stroke="solid" draw:stroke-linejoin="miter" fo:margin="1.000000000000000pt" style:wrap="biggest" style:wrap-dynamic-threshold="0.000000000000000pt" svg:fill-rule="evenodd" svg:stroke-color="#001071" svg:stroke-opacity="0.996078" svg:stroke-width="1.000000000000000pt"/>
    </style:style>
    <style:style style:name="gr17" style:family="graphic">
      <style:graphic-properties draw:fill="solid" draw:fill-color="#a0210c" draw:stroke="solid" draw:stroke-linejoin="miter" fo:margin="1.000000000000000pt" style:wrap="biggest" style:wrap-dynamic-threshold="0.000000000000000pt" svg:fill-rule="evenodd" svg:stroke-color="#a0210c" svg:stroke-opacity="0.996521" svg:stroke-width="1.000000000000000pt"/>
    </style:style>
    <style:style style:name="gr18" style:family="graphic">
      <style:graphic-properties draw:fill="solid" draw:fill-color="#a0210c" draw:stroke="solid" draw:stroke-linejoin="miter" fo:margin="1.000000000000000pt" style:wrap="biggest" style:wrap-dynamic-threshold="0.000000000000000pt" svg:fill-rule="evenodd" svg:stroke-color="#000000" svg:stroke-opacity="1" svg:stroke-width="1.000000000000000pt"/>
    </style:style>
    <style:style style:name="gr19" style:family="graphic">
      <style:graphic-properties draw:fill="solid" draw:fill-color="#000000" draw:stroke="solid" draw:stroke-linejoin="miter" fo:margin="1.000000000000000pt" style:wrap="biggest" style:wrap-dynamic-threshold="0.000000000000000pt" svg:fill-rule="evenodd" svg:stroke-color="#000000" svg:stroke-opacity="1" svg:stroke-width="1.000000000000000pt"/>
    </style:style>
    <style:style style:name="gr20" style:family="graphic">
      <style:graphic-properties draw:fill="solid" draw:fill-color="#dc9103" draw:stroke="solid" draw:stroke-linejoin="miter" fo:margin="1.000000000000000pt" style:wrap="biggest" style:wrap-dynamic-threshold="0.000000000000000pt" svg:fill-rule="evenodd" svg:stroke-color="#544b20" svg:stroke-opacity="1" svg:stroke-width="1.000000000000000pt"/>
    </style:style>
    <style:style style:name="gr21" style:family="graphic">
      <style:graphic-properties draw:fill="solid" draw:fill-color="#fdfcfc" draw:stroke="solid" draw:stroke-linejoin="miter" fo:margin="1.000000000000000pt" style:wrap="biggest" style:wrap-dynamic-threshold="0.000000000000000pt" svg:fill-rule="evenodd" svg:stroke-color="#fdfcfc" svg:stroke-opacity="1" svg:stroke-width="1.000000000000000pt"/>
    </style:style>
    <style:style style:name="gr22" style:family="graphic">
      <style:graphic-properties draw:fill="solid" draw:fill-color="#e6151e" draw:stroke="solid" draw:stroke-linejoin="miter" fo:margin="1.000000000000000pt" style:wrap="biggest" style:wrap-dynamic-threshold="0.000000000000000pt" svg:fill-rule="evenodd" svg:stroke-color="#e6151e" svg:stroke-opacity="1" svg:stroke-width="1.000000000000000pt"/>
    </style:style>
    <style:style style:name="gr23" style:family="graphic">
      <style:graphic-properties draw:fill="solid" draw:fill-color="#000000" draw:stroke="solid" draw:stroke-linejoin="miter" fo:margin="1.000000000000000pt" style:wrap="biggest" style:wrap-dynamic-threshold="0.000000000000000pt" svg:fill-rule="evenodd" svg:stroke-color="#010001" svg:stroke-opacity="0.996078" svg:stroke-width="1.000000000000000pt"/>
    </style:style>
    <style:style style:name="gr24" style:family="graphic">
      <style:graphic-properties draw:fill="solid" draw:fill-color="#fdfdfd" draw:opacity="99.6078%" draw:stroke="solid" draw:stroke-linejoin="miter" fo:margin="1.000000000000000pt" style:wrap="biggest" style:wrap-dynamic-threshold="0.000000000000000pt" svg:fill-rule="evenodd" svg:stroke-color="#010001" svg:stroke-opacity="0.996078" svg:stroke-width="1.000000000000000pt"/>
    </style:style>
    <style:style style:name="gr25" style:family="graphic">
      <style:graphic-properties draw:fill="solid" draw:fill-color="#011171" draw:opacity="99.6078%" draw:stroke="solid" draw:stroke-linejoin="miter" fo:margin="1.000000000000000pt" style:wrap="biggest" style:wrap-dynamic-threshold="0.000000000000000pt" svg:fill-rule="evenodd" svg:stroke-color="#011171" svg:stroke-opacity="1" svg:stroke-width="1.000000000000000pt"/>
    </style:style>
    <style:style style:name="gr26" style:family="graphic">
      <style:graphic-properties draw:fill="solid" draw:fill-color="#fbfd10" draw:opacity="99.6078%" draw:stroke="solid" draw:stroke-linejoin="miter" fo:margin="1.000000000000000pt" style:wrap="biggest" style:wrap-dynamic-threshold="0.000000000000000pt" svg:fill-rule="evenodd" svg:stroke-color="#fdc605" svg:stroke-opacity="0.996078" svg:stroke-width="1.000000000000000pt"/>
    </style:style>
    <style:style style:name="gr27" style:family="graphic">
      <style:graphic-properties draw:fill="solid" draw:fill-color="#ffc500" draw:stroke="none" fo:margin="1.000000000000000pt" style:wrap="biggest" style:wrap-dynamic-threshold="0.000000000000000pt" svg:fill-rule="evenodd"/>
    </style:style>
    <style:style style:name="gr28" style:family="graphic">
      <style:graphic-properties draw:fill="solid" draw:fill-color="#fdc605" draw:stroke="none" fo:margin="1.000000000000000pt" style:wrap="biggest" style:wrap-dynamic-threshold="0.000000000000000pt" svg:fill-rule="evenodd"/>
    </style:style>
    <style:style style:name="gr29" style:family="graphic">
      <style:graphic-properties draw:fill="solid" draw:fill-color="#e6141d" draw:stroke="solid" draw:stroke-linejoin="miter" fo:margin="1.000000000000000pt" style:wrap="biggest" style:wrap-dynamic-threshold="0.000000000000000pt" svg:fill-rule="evenodd" svg:stroke-color="#e6141d" svg:stroke-opacity="1" svg:stroke-width="1.000000000000000pt"/>
    </style:style>
    <style:style style:name="gr30" style:family="graphic">
      <style:graphic-properties draw:fill="solid" draw:fill-color="#e6141d" draw:opacity="99.6078%" draw:stroke="solid" draw:stroke-linejoin="miter" fo:margin="1.000000000000000pt" style:wrap="biggest" style:wrap-dynamic-threshold="0.000000000000000pt" svg:fill-rule="evenodd" svg:stroke-color="#e6141d" svg:stroke-opacity="1" svg:stroke-width="1.000000000000000pt"/>
    </style:style>
    <style:style style:name="gr31" style:family="graphic">
      <style:graphic-properties draw:fill="solid" draw:fill-color="#d61517" draw:stroke="solid" draw:stroke-linejoin="miter" fo:margin="1.000000000000000pt" style:wrap="biggest" style:wrap-dynamic-threshold="0.000000000000000pt" svg:fill-rule="evenodd" svg:stroke-color="#e5141d" svg:stroke-opacity="1" svg:stroke-width="3.200000000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29pt">
          <draw:rect draw:style-name="gr2" draw:id="shape2" draw:name="rect675" draw:layer="" svg:width="195.07064000000pt" svg:height="30.27962320000pt" svg:x="0.26923472800pt" svg:y="33.43133840000pt"/>
          <draw:g draw:style-name="gr1" draw:id="shape3" draw:name="g1089" svg:y="0.00000000000pt">
            <draw:rect draw:style-name="gr3" draw:id="shape4" draw:name="rect714" draw:layer="" svg:width="740.28681600000pt" svg:height="150.11167200000pt" draw:transform="matrix(0.26401917000 0.00000000000 0.00000000000 0.26401917000 0.44686405835pt 60.36764187569pt)"/>
            <draw:rect draw:style-name="gr4" draw:id="shape5" draw:name="rect713" draw:layer="" svg:width="741.48340000000pt" svg:height="125.86849600000pt" draw:transform="matrix(0.26401917000 0.00000000000 0.00000000000 0.26401917000 -0.00000000795pt 0.00000000029pt)"/>
            <draw:path draw:style-name="gr5" draw:id="shape6" draw:name="path683" draw:layer="" svg:width="590.37780384596pt" svg:height="230.27680691394pt" draw:transform="matrix(0.07008177652 0.00000000000 0.00000000000 0.06875164794 77.68025797166pt 16.51185743689pt)" svg:viewBox="0 0 590 230" svg:d="M59.2198 229.668C132.119 203.261 212.947 189.013 291.946 188.81C370.945 188.607 451.511 201.229 531.12 230.277L590.378 108.548L548.727 34.67C548.727 34.67 474.415 65.7495 473.805 65.7495C473.196 65.7495 421.409 7.71582 421.409 7.71582L354.906 48.6299L292.458 0L233.717 47.8797L165.14 7.51901L115.117 68.0459L40.14 35.4012L0 108.604Z" koffice:nodeTypes="ccccccccccccccc"/>
            <draw:path draw:style-name="gr6" draw:id="shape7" draw:name="path680" draw:layer="" svg:width="133.83141529925pt" svg:height="185.99412004645pt" draw:transform="matrix(0.05676755380 0.04031599128 -0.04109590391 0.05569035559 113.60234083614pt 17.85982136995pt)" svg:viewBox="0 0 134 186" svg:d="M44.3748 185.994L0 66.9945L41.3846 0L111.071 30.6414L133.831 155.766C100.571 163.873 83.5655 169.337 44.3748 185.994Z" koffice:nodeTypes="cccccc"/>
            <draw:path draw:style-name="gr7" draw:id="shape8" draw:name="path671" draw:layer="" svg:width="142.74513495437pt" svg:height="180.55454645689pt" draw:transform="matrix(0.06920602494 0.01083374414 -0.01104333312 0.06789252957 86.81093307725pt 17.23912828606pt)" svg:viewBox="0 0 143 181" svg:d="M50.4208 180.555L0 66.6131L37.8361 0L111.418 28.8198L142.745 152.049C110.275 159.771 87.0269 166.736 50.4208 180.555Z" koffice:nodeTypes="cccccc"/>
            <draw:path draw:style-name="gr6" draw:id="shape9" draw:name="path672" draw:layer="" svg:width="141.76441779042pt" svg:height="179.55242556425pt" draw:transform="matrix(0.06653124672 0.02160535929 -0.02202333332 0.06526870705 95.62879860240pt 16.29424681645pt)" svg:viewBox="0 0 142 180" svg:d="M50.6563 179.552L0 62.6973L40.1051 0L112.03 25.4055L141.764 149.442C109.651 158.206 87.1364 165.733 50.6563 179.552Z" koffice:nodeTypes="cccccc"/>
            <draw:path draw:style-name="gr8" draw:id="shape10" draw:name="path670" draw:layer="" svg:width="142.26420277859pt" svg:height="180.45440642356pt" draw:transform="matrix(0.07008177652 0.00000000000 0.00000000000 0.06875164794 78.25849990648pt 19.51745397962pt)" svg:viewBox="0 0 142 180" svg:d="M53.9078 180.454L0 64.1848L36.0264 0L110.709 33.1449L142.264 153.098C108.167 160.288 90.1094 166.162 53.9078 180.454Z" koffice:nodeTypes="cccccc"/>
            <draw:path draw:style-name="gr9" draw:id="shape11" draw:name="path561" draw:layer="" svg:width="75.25620335655pt" svg:height="48.25268659362pt" draw:transform="matrix(0.07008177652 0.00000000000 0.00000000000 0.06875164794 80.85946450149pt 25.65576061195pt)" svg:viewBox="0 0 75 48" svg:d="M0 26.6948C16.8748 30.204 28.8995 30.3299 44.0329 26.0683C62.111 18.4652 68.4963 8.22958 74.3833 0C77.1202 17.3792 74.2591 33.1285 53.6113 44.2408C35.0771 53.0142 10.0754 47.4997 0 26.6948Z" koffice:nodeTypes="ccccc"/>
            <draw:g draw:style-name="gr1" draw:id="shape12" draw:name="g591" svg:y="20.74293926243pt">
              <draw:path draw:style-name="gr10" draw:id="shape13" draw:name="path568" draw:layer="" svg:width="45.31933675130pt" svg:height="47.87927433532pt" draw:transform="matrix(0.07008177652 0.00000000000 0.00000000000 0.06875164794 98.59556427499pt 20.79155401920pt)" svg:viewBox="0 0 45 48" svg:d="M9.84951 13.8146L6.62325 14.635L6.74712 20.6909L2.77682 21.5742L0 26.9147L1.71437 28.5651C1.80251 28.7436 0.362091 32.5151 0.424028 32.5151C0.485964 32.5151 1.47457 33.9379 1.47457 33.9379L2.52908 37.2185L5.19632 37.5964L5.87921 41.4447L10.0973 42.1383L14.0056 44.9773L14.2534 46.744L18.7199 46.87L21.7604 47.8793L32.3682 46.6172L33.7952 44.3467L33.919 41.2558L39.6267 41.066L40.1484 36.1366L43.173 36.1366L42.7966 30.5853L45.3193 30.8163L44.6682 28.1557L43.0999 25.9893L42.7903 22.5835L38.3237 18.0416L37.3311 12.1117C37.3311 12.1117 34.4773 10.7867 34.4773 10.7237C34.4773 10.6607 34.2914 6.74946 34.2914 6.74946L37.5169 2.14458L37.2072 0.315712L34.2295 0.251924L31.9958 2.14458C31.9958 2.14458 29.0181 2.4603 29.0181 2.52328C29.0181 2.58626 29.0181 3.91128 29.0181 3.91128C29.0181 3.91128 29.7629 6.49754 29.7629 6.56052C29.7629 6.6235 26.3509 6.56052 26.3509 6.56052L26.2262 2.4603L21.388 0C21.388 0 16.8595 3.15389 16.8595 3.21687C16.8595 3.27986 16.6109 6.87623 16.6109 6.87623L14.44 7.50685L12.2063 4.10022L8.29792 2.58626L6.1889 2.4603L6.12696 5.10953L10.2211 10.5978Z" koffice:nodeTypes="cccccccccccccccccccccccccccccccccccccccccccccccccc"/>
              <draw:path draw:style-name="gr11" draw:id="shape14" draw:name="path570" draw:layer="" svg:width="0.78145600000pt" svg:height="3.56517205333pt" draw:transform="matrix(0.07008177652 0.00000000000 0.00000000000 0.06875164794 101.37612884032pt 23.01883240602pt)" svg:viewBox="0 0 1 4" svg:d="M0.781456 3.56517L0 0" koffice:nodeTypes="cc"/>
              <draw:path draw:style-name="gr11" draw:id="shape15" draw:name="path571" draw:layer="" svg:width="1.12860288000pt" svg:height="2.44116608000pt" draw:transform="matrix(0.07008177652 0.00000000000 0.00000000000 0.06875164794 101.50620061755pt 22.72105526844pt)" svg:viewBox="0 0 1 2" svg:d="M1.1286 2.44117L0 0" koffice:nodeTypes="cc"/>
              <draw:path draw:style-name="gr12" draw:id="shape16" draw:name="path576" draw:layer="" svg:width="42.38461761488pt" svg:height="35.71400477257pt" draw:transform="matrix(0.07008177652 0.00000000000 0.00000000000 0.06875164794 98.61961634069pt 21.54215701080pt)" svg:viewBox="0 0 42 36" svg:d="M1.49161 17.0537L6.14277 16.7854L7.02042 21.0709L8.5994 22.4996L8.86309 30.357L10.3547 30.9817L10.7939 27.8567L14.3919 27.5892L15.0932 33.9281L14.2164 34.7321L14.5674 35.714L18.8667 35.6251C18.8667 35.6251 19.8325 33.9281 19.9199 33.9281C20.0081 33.9281 22.3773 33.6606 22.3773 33.7495C22.3773 33.8392 23.3424 35.6251 23.3424 35.6251L24.0445 33.2137C24.0445 33.2137 26.3264 32.2318 26.3264 32.3215C26.3264 32.4104 28.169 35.3568 28.169 35.3568L31.3278 34.9107L29.3978 33.0359L28.6075 28.9282L32.9949 26.5176L34.7502 29.5537C34.7502 29.5537 36.4174 29.6426 36.33 29.5537C36.2419 29.464 34.3992 26.0715 34.3992 26.0715L34.3992 18.9286L37.7343 14.2859L42.3846 13.7501L42.3846 11.7856L37.7343 7.41045L36.5055 1.33905L33.8726 0L33.1705 0.80327L30.2746 1.07157L33.1705 5.44672L33.1705 8.30342L34.4873 9.0178L34.2236 16.8751C34.2236 16.8751 30.9767 17.3212 30.9767 17.4109C30.9767 17.4998 30.7138 21.7853 30.7138 21.7853L28.6956 23.8395C28.6956 23.8395 27.5543 27.9464 27.4669 27.9464C27.3788 27.9464 25.5361 30.4459 25.5361 30.4459L21.9381 30.5356C21.9381 30.5356 19.8325 28.4821 19.8325 28.3924C19.8325 28.3036 19.4815 25.3572 19.4815 25.3572C19.4815 25.3572 18.0772 24.9103 17.9891 24.9103C17.9017 24.9103 17.1996 21.6067 17.1996 21.6067L14.7422 20.1787L14.5674 18.2142L12.1974 17.1426C12.1974 17.1426 11.9345 15.3567 11.8463 15.2678C11.7589 15.1781 10.7058 14.4645 10.6184 14.4645C10.5302 14.4645 10.5302 9.55358 10.5302 9.55358L12.6366 9.19639L11.4571 7.62864L11.0568 6.24999L11.0568 4.82124L12.8121 3.03529C12.8121 3.03529 9.65258 2.58921 9.65258 2.67811C9.65258 2.76781 6.58199 4.10686 6.58199 4.01797C6.66936 4.01797 6.49383 9.82107 6.49383 9.82107L2.89585 10.9823L0 15.7139Z" koffice:nodeTypes="ccccccccccccccccccccccccccccccccccccccccccccccccccccccccccccccccc"/>
              <draw:path draw:style-name="gr13" draw:id="shape17" draw:name="path577" draw:layer="" svg:width="9.28572874749pt" svg:height="7.50478628571pt" draw:transform="matrix(0.07008177652 0.00000000000 0.00000000000 0.06875164794 99.94517109456pt 22.83650303567pt)" svg:viewBox="0 0 9 8" svg:d="M0.852615 6.13222L3.15221 4.66771L3.06664 1.83064L0.852615 1.28145L0 0.366128L2.47073 0.824201L5.5366 0.549191L6.55882 0C6.13328 1.19033 5.79254 1.09838 5.70697 1.09838C5.62217 1.09838 4.00405 2.0137 4.00405 2.0137L4.08885 4.75966C4.08885 4.75966 9.36952 5.49108 9.28472 5.49108C9.19915 5.49108 9.28472 6.58947 9.11435 6.58947C8.94398 6.58947 3.66332 5.30802 3.66332 5.30802L0.341509 7.50479Z" koffice:nodeTypes="cccccccccccccccc"/>
              <draw:path draw:style-name="gr13" draw:id="shape18" draw:name="path578" draw:layer="" svg:width="20.93303947812pt" svg:height="11.37849266994pt" draw:transform="matrix(0.07008177652 0.00000000000 0.00000000000 0.06875164794 99.50409839772pt 21.80346827431pt)" svg:viewBox="0 0 21 11" svg:d="M20.933 4.38971L17.7565 6.79918L15.727 10.3281L14.6679 10.5002L11.5792 6.45486L8.04962 6.54133C8.04962 6.54133 6.10793 11.2746 6.10793 11.361C6.10793 11.4467 4.69578 11.1889 4.69578 11.1889L0.989704 7.22997C0.989704 7.22997 -0.158061 5.24973 0.0184565 5.24973C0.194974 5.24973 9.28445 5.3362 9.28445 5.3362L9.19659 1.03296C9.19659 1.03296 7.78445 0.602173 7.07838 0.172161C7.60793 0 12.1087 0 12.1087 0L10.167 1.29082L10.167 4.99188L18.1974 5.07757Z" koffice:nodeTypes="cccccccccccccccccc"/>
              <draw:rect draw:style-name="gr14" draw:id="shape19" draw:name="rect579" draw:layer="" svg:width="2.12128888000pt" svg:height="2.12127688000pt" draw:transform="matrix(0.07008177652 0.00000000000 0.00000000000 0.06875164794 99.77177252047pt 22.25921524835pt)" svg:rx="1.06063840000pt" svg:ry="1.06063840000pt"/>
              <draw:rect draw:style-name="gr15" draw:id="shape20" draw:name="rect580" draw:layer="" svg:width="2.12128888000pt" svg:height="2.12127688000pt" draw:transform="matrix(0.07008177652 0.00000000000 0.00000000000 0.06875164794 100.47793724492pt 22.22883582017pt)" svg:rx="1.06063840000pt" svg:ry="1.06063840000pt"/>
              <draw:path draw:style-name="gr11" draw:id="shape21" draw:name="path581" draw:layer="" svg:width="20.66300547200pt" svg:height="2.93903016034pt" draw:transform="matrix(0.07008177652 0.00000000000 0.00000000000 0.06875164794 99.43727444374pt 21.56890434447pt)" svg:viewBox="0 0 21 3" svg:d="M0 2.93903C3.41361 1.59767 5.83924 0.5192 10.0619 0.139914C14.0448 -0.26867 17.1299 0.28561 20.663 0.926991" koffice:nodeTypes="ccc"/>
              <draw:path draw:style-name="gr13" draw:id="shape22" draw:name="path584" draw:layer="" svg:width="6.27879945143pt" svg:height="4.31475984000pt" draw:transform="matrix(0.07008177652 0.00000000000 0.00000000000 0.06875164794 99.10273207533pt 20.99522390107pt)" svg:viewBox="0 0 6 4" svg:d="M6.2788 4.31476L3.68378 4.31476L0 0L2.09344 0.275852L4.52101 1.469Z" koffice:nodeTypes="cccccc"/>
              <draw:path draw:style-name="gr13" draw:id="shape23" draw:name="path585" draw:layer="" svg:width="7.14312420571pt" svg:height="5.07548275200pt" draw:transform="matrix(0.07008177652 0.00000000000 0.00000000000 0.06875164794 100.66376159832pt 20.82510482340pt)" svg:viewBox="0 0 7 5" svg:d="M0.892992 5.07548L7.14312 0.267597L5.08965 0L2.76787 2.13675L0 2.58248Z" koffice:nodeTypes="cccccc"/>
              <draw:path draw:style-name="gr13" draw:id="shape24" draw:name="path586" draw:layer="" svg:width="9.40589625600pt" svg:height="2.74010765654pt" draw:transform="matrix(0.07008177652 0.00000000000 0.00000000000 0.06875164794 99.79037446657pt 21.05941655012pt)" svg:viewBox="0 0 9 3" svg:d="M9.4059 2.39529L0 2.74011L0.0853459 1.7263L3.5147 1.38836L3.94298 0.0373786C3.94298 0.0373786 4.97179 -0.0467233 4.97179 0.0373786C4.97179 0.122245 5.743 1.30426 5.743 1.30426L9.08624 1.89527Z" koffice:nodeTypes="ccccccccc"/>
              <draw:path draw:style-name="gr13" draw:id="shape25" draw:name="path587" draw:layer="" svg:width="3.28334400000pt" svg:height="1.72236800000pt" draw:transform="matrix(0.07008177652 0.00000000000 0.00000000000 0.06875164794 100.18058979826pt 20.85546555113pt)" svg:viewBox="0 0 3 2" svg:d="M3.28334 1.6407L0.240634 1.72237L0 0Z" koffice:nodeTypes="cccc"/>
              <draw:path draw:style-name="gr13" draw:id="shape26" draw:name="path588" draw:layer="" svg:width="3.12440976000pt" svg:height="2.84554368000pt" draw:transform="matrix(0.07008177652 0.00000000000 0.00000000000 0.06875164794 99.79037446657pt 20.86157069747pt)" svg:viewBox="0 0 3 3" svg:d="M3.12441 0L2.88967 2.21288L0 2.84554Z" koffice:nodeTypes="cccc"/>
              <draw:path draw:style-name="gr13" draw:id="shape27" draw:name="path589" draw:layer="" svg:width="3.00960768000pt" svg:height="7.32202066286pt" draw:transform="matrix(0.07008177652 0.00000000000 0.00000000000 0.06875164794 98.64439725687pt 22.69674468573pt)" svg:viewBox="0 0 3 7" svg:d="M1.32772 7.32202L3.00961 2.98314L1.5048 0L0 4.4297Z" koffice:nodeTypes="ccccc"/>
              <draw:path draw:style-name="gr13" draw:id="shape28" draw:name="path590" draw:layer="" svg:width="3.78069136000pt" svg:height="5.07709491200pt" draw:transform="matrix(0.07008177652 0.00000000000 0.00000000000 0.06875164794 98.84261806735pt 23.00059633391pt)" svg:viewBox="0 0 4 5" svg:d="M1.8044 5.07709L3.78069 0L0 4.09682Z" koffice:nodeTypes="cccc"/>
            </draw:g>
            <draw:g draw:style-name="gr1" draw:id="shape29" draw:name="g576" svg:y="20.86438596848pt">
              <draw:path draw:style-name="gr10" draw:id="shape30" draw:name="path579" draw:layer="" svg:width="45.31933675130pt" svg:height="47.87927433532pt" draw:transform="matrix(0.07008177652 0.00000000000 0.00000000000 0.06875164794 94.83527652665pt 20.91300072525pt)" svg:viewBox="0 0 45 48" svg:d="M9.84951 13.8146L6.62325 14.635L6.74712 20.6909L2.77682 21.5742L0 26.9147L1.71437 28.5651C1.80251 28.7436 0.362091 32.5151 0.424028 32.5151C0.485964 32.5151 1.47457 33.9379 1.47457 33.9379L2.52908 37.2185L5.19632 37.5964L5.87921 41.4447L10.0973 42.1383L14.0056 44.9773L14.2534 46.744L18.7199 46.87L21.7604 47.8793L32.3682 46.6172L33.7952 44.3467L33.919 41.2558L39.6267 41.066L40.1484 36.1366L43.173 36.1366L42.7966 30.5853L45.3193 30.8163L44.6682 28.1557L43.0999 25.9893L42.7903 22.5835L38.3237 18.0416L37.3311 12.1117C37.3311 12.1117 34.4773 10.7867 34.4773 10.7237C34.4773 10.6607 34.2914 6.74946 34.2914 6.74946L37.5169 2.14458L37.2072 0.315712L34.2295 0.251924L31.9958 2.14458C31.9958 2.14458 29.0181 2.4603 29.0181 2.52328C29.0181 2.58626 29.0181 3.91128 29.0181 3.91128C29.0181 3.91128 29.7629 6.49754 29.7629 6.56052C29.7629 6.6235 26.3509 6.56052 26.3509 6.56052L26.2262 2.4603L21.388 0C21.388 0 16.8595 3.15389 16.8595 3.21687C16.8595 3.27986 16.6109 6.87623 16.6109 6.87623L14.44 7.50685L12.2063 4.10022L8.29792 2.58626L6.1889 2.4603L6.12696 5.10953L10.2211 10.5978Z" koffice:nodeTypes="cccccccccccccccccccccccccccccccccccccccccccccccccc"/>
              <draw:path draw:style-name="gr11" draw:id="shape31" draw:name="path580" draw:layer="" svg:width="0.78145600000pt" svg:height="3.56517205333pt" draw:transform="matrix(0.07008177652 0.00000000000 0.00000000000 0.06875164794 97.61584109198pt 23.14027911207pt)" svg:viewBox="0 0 1 4" svg:d="M0.781456 3.56517L0 0" koffice:nodeTypes="cc"/>
              <draw:path draw:style-name="gr11" draw:id="shape32" draw:name="path591" draw:layer="" svg:width="1.12860288000pt" svg:height="2.44116608000pt" draw:transform="matrix(0.07008177652 0.00000000000 0.00000000000 0.06875164794 97.74591286920pt 22.84250197449pt)" svg:viewBox="0 0 1 2" svg:d="M1.1286 2.44117L0 0" koffice:nodeTypes="cc"/>
              <draw:path draw:style-name="gr12" draw:id="shape33" draw:name="path592" draw:layer="" svg:width="42.38461761488pt" svg:height="35.71400477257pt" draw:transform="matrix(0.07008177652 0.00000000000 0.00000000000 0.06875164794 94.85932859235pt 21.66360371685pt)" svg:viewBox="0 0 42 36" svg:d="M1.49161 17.0537L6.14277 16.7854L7.02042 21.0709L8.5994 22.4996L8.86309 30.357L10.3547 30.9817L10.7939 27.8567L14.3919 27.5892L15.0932 33.9281L14.2164 34.7321L14.5674 35.714L18.8667 35.6251C18.8667 35.6251 19.8325 33.9281 19.9199 33.9281C20.0081 33.9281 22.3773 33.6606 22.3773 33.7495C22.3773 33.8392 23.3424 35.6251 23.3424 35.6251L24.0445 33.2137C24.0445 33.2137 26.3264 32.2318 26.3264 32.3215C26.3264 32.4104 28.169 35.3568 28.169 35.3568L31.3278 34.9107L29.3978 33.0359L28.6075 28.9282L32.9949 26.5176L34.7502 29.5537C34.7502 29.5537 36.4174 29.6426 36.33 29.5537C36.2419 29.464 34.3992 26.0715 34.3992 26.0715L34.3992 18.9286L37.7343 14.2859L42.3846 13.7501L42.3846 11.7856L37.7343 7.41045L36.5055 1.33905L33.8726 0L33.1705 0.80327L30.2746 1.07157L33.1705 5.44672L33.1705 8.30342L34.4873 9.0178L34.2236 16.8751C34.2236 16.8751 30.9767 17.3212 30.9767 17.4109C30.9767 17.4998 30.7138 21.7853 30.7138 21.7853L28.6956 23.8395C28.6956 23.8395 27.5543 27.9464 27.4669 27.9464C27.3788 27.9464 25.5361 30.4459 25.5361 30.4459L21.9381 30.5356C21.9381 30.5356 19.8325 28.4821 19.8325 28.3924C19.8325 28.3036 19.4815 25.3572 19.4815 25.3572C19.4815 25.3572 18.0772 24.9103 17.9891 24.9103C17.9017 24.9103 17.1996 21.6067 17.1996 21.6067L14.7422 20.1787L14.5674 18.2142L12.1974 17.1426C12.1974 17.1426 11.9345 15.3567 11.8463 15.2678C11.7589 15.1781 10.7058 14.4645 10.6184 14.4645C10.5302 14.4645 10.5302 9.55358 10.5302 9.55358L12.6366 9.19639L11.4571 7.62864L11.0568 6.24999L11.0568 4.82124L12.8121 3.03529C12.8121 3.03529 9.65258 2.58921 9.65258 2.67811C9.65258 2.76781 6.58199 4.10686 6.58199 4.01797C6.66936 4.01797 6.49383 9.82107 6.49383 9.82107L2.89585 10.9823L0 15.7139Z" koffice:nodeTypes="ccccccccccccccccccccccccccccccccccccccccccccccccccccccccccccccccc"/>
              <draw:path draw:style-name="gr13" draw:id="shape34" draw:name="path593" draw:layer="" svg:width="9.28572874749pt" svg:height="7.50478628571pt" draw:transform="matrix(0.07008177652 0.00000000000 0.00000000000 0.06875164794 96.18488334622pt 22.95794974172pt)" svg:viewBox="0 0 9 8" svg:d="M0.852615 6.13222L3.15221 4.66771L3.06664 1.83064L0.852615 1.28145L0 0.366128L2.47073 0.824201L5.5366 0.549191L6.55882 0C6.13328 1.19033 5.79254 1.09838 5.70697 1.09838C5.62217 1.09838 4.00405 2.0137 4.00405 2.0137L4.08885 4.75966C4.08885 4.75966 9.36952 5.49108 9.28472 5.49108C9.19915 5.49108 9.28472 6.58947 9.11435 6.58947C8.94398 6.58947 3.66332 5.30802 3.66332 5.30802L0.341509 7.50479Z" koffice:nodeTypes="cccccccccccccccc"/>
              <draw:path draw:style-name="gr13" draw:id="shape35" draw:name="path594" draw:layer="" svg:width="20.93303947812pt" svg:height="11.37849266994pt" draw:transform="matrix(0.07008177652 0.00000000000 0.00000000000 0.06875164794 95.74381064938pt 21.92491498036pt)" svg:viewBox="0 0 21 11" svg:d="M20.933 4.38971L17.7565 6.79918L15.727 10.3281L14.6679 10.5002L11.5792 6.45486L8.04962 6.54133C8.04962 6.54133 6.10793 11.2746 6.10793 11.361C6.10793 11.4467 4.69578 11.1889 4.69578 11.1889L0.989704 7.22997C0.989704 7.22997 -0.158061 5.24973 0.0184565 5.24973C0.194974 5.24973 9.28445 5.3362 9.28445 5.3362L9.19659 1.03296C9.19659 1.03296 7.78445 0.602173 7.07838 0.172161C7.60793 0 12.1087 0 12.1087 0L10.167 1.29082L10.167 4.99188L18.1974 5.07757Z" koffice:nodeTypes="cccccccccccccccccc"/>
              <draw:rect draw:style-name="gr14" draw:id="shape36" draw:name="rect595" draw:layer="" svg:width="2.12128888000pt" svg:height="2.12127688000pt" draw:transform="matrix(0.07008177652 0.00000000000 0.00000000000 0.06875164794 96.01148477213pt 22.38066195440pt)" svg:rx="1.06063840000pt" svg:ry="1.06063840000pt"/>
              <draw:rect draw:style-name="gr15" draw:id="shape37" draw:name="rect596" draw:layer="" svg:width="2.12128888000pt" svg:height="2.12127688000pt" draw:transform="matrix(0.07008177652 0.00000000000 0.00000000000 0.06875164794 96.71764949658pt 22.35028252622pt)" svg:rx="1.06063840000pt" svg:ry="1.06063840000pt"/>
              <draw:path draw:style-name="gr11" draw:id="shape38" draw:name="path597" draw:layer="" svg:width="20.66300547200pt" svg:height="2.93903016034pt" draw:transform="matrix(0.07008177652 0.00000000000 0.00000000000 0.06875164794 95.67698669540pt 21.69035105052pt)" svg:viewBox="0 0 21 3" svg:d="M0 2.93903C3.41361 1.59767 5.83924 0.5192 10.0619 0.139914C14.0448 -0.26867 17.1299 0.28561 20.663 0.926991" koffice:nodeTypes="ccc"/>
              <draw:path draw:style-name="gr13" draw:id="shape39" draw:name="path600" draw:layer="" svg:width="6.27879945143pt" svg:height="4.31475984000pt" draw:transform="matrix(0.07008177652 0.00000000000 0.00000000000 0.06875164794 95.34244432699pt 21.11667060712pt)" svg:viewBox="0 0 6 4" svg:d="M6.2788 4.31476L3.68378 4.31476L0 0L2.09344 0.275852L4.52101 1.469Z" koffice:nodeTypes="cccccc"/>
              <draw:path draw:style-name="gr13" draw:id="shape40" draw:name="path601" draw:layer="" svg:width="7.14312420571pt" svg:height="5.07548275200pt" draw:transform="matrix(0.07008177652 0.00000000000 0.00000000000 0.06875164794 96.90347384998pt 20.94655152945pt)" svg:viewBox="0 0 7 5" svg:d="M0.892992 5.07548L7.14312 0.267597L5.08965 0L2.76787 2.13675L0 2.58248Z" koffice:nodeTypes="cccccc"/>
              <draw:path draw:style-name="gr13" draw:id="shape41" draw:name="path602" draw:layer="" svg:width="9.40589625600pt" svg:height="2.74010765654pt" draw:transform="matrix(0.07008177652 0.00000000000 0.00000000000 0.06875164794 96.03008671823pt 21.18086325617pt)" svg:viewBox="0 0 9 3" svg:d="M9.4059 2.39529L0 2.74011L0.0853459 1.7263L3.5147 1.38836L3.94298 0.0373786C3.94298 0.0373786 4.97179 -0.0467233 4.97179 0.0373786C4.97179 0.122245 5.743 1.30426 5.743 1.30426L9.08624 1.89527Z" koffice:nodeTypes="ccccccccc"/>
              <draw:path draw:style-name="gr13" draw:id="shape42" draw:name="path603" draw:layer="" svg:width="3.28334400000pt" svg:height="1.72236800000pt" draw:transform="matrix(0.07008177652 0.00000000000 0.00000000000 0.06875164794 96.42030204991pt 20.97691225718pt)" svg:viewBox="0 0 3 2" svg:d="M3.28334 1.6407L0.240634 1.72237L0 0Z" koffice:nodeTypes="cccc"/>
              <draw:path draw:style-name="gr13" draw:id="shape43" draw:name="path604" draw:layer="" svg:width="3.12440976000pt" svg:height="2.84554368000pt" draw:transform="matrix(0.07008177652 0.00000000000 0.00000000000 0.06875164794 96.03008671823pt 20.98301740352pt)" svg:viewBox="0 0 3 3" svg:d="M3.12441 0L2.88967 2.21288L0 2.84554Z" koffice:nodeTypes="cccc"/>
              <draw:path draw:style-name="gr13" draw:id="shape44" draw:name="path605" draw:layer="" svg:width="3.00960768000pt" svg:height="7.32202066286pt" draw:transform="matrix(0.07008177652 0.00000000000 0.00000000000 0.06875164794 94.88410950853pt 22.81819139177pt)" svg:viewBox="0 0 3 7" svg:d="M1.32772 7.32202L3.00961 2.98314L1.5048 0L0 4.4297Z" koffice:nodeTypes="ccccc"/>
              <draw:path draw:style-name="gr13" draw:id="shape45" draw:name="path606" draw:layer="" svg:width="3.78069136000pt" svg:height="5.07709491200pt" draw:transform="matrix(0.07008177652 0.00000000000 0.00000000000 0.06875164794 95.08233031901pt 23.12204303996pt)" svg:viewBox="0 0 4 5" svg:d="M1.8044 5.07709L3.78069 0L0 4.09682Z" koffice:nodeTypes="cccc"/>
            </draw:g>
            <draw:path draw:style-name="gr16" draw:id="shape46" draw:name="path673" draw:layer="" svg:width="136.69051427059pt" svg:height="182.28649683279pt" draw:transform="matrix(0.06288382189 0.03034900359 -0.03093618223 0.06169045524 104.57124697802pt 16.40949134339pt)" svg:viewBox="0 0 137 182" svg:d="M46.5727 182.286L0 63.7557L42.251 0L113.105 28.0056L136.691 152.626C104 161.003 85.779 166.656 46.5727 182.286Z" koffice:nodeTypes="cccccc"/>
            <draw:g draw:style-name="gr1" draw:id="shape47" draw:name="g607" svg:y="24.12825220047pt">
              <draw:path draw:style-name="gr10" draw:id="shape48" draw:name="path608" draw:layer="" svg:width="45.31933675130pt" svg:height="47.87927433532pt" draw:transform="matrix(0.07008177652 0.00000000000 0.00000000000 0.06875164794 96.78504753633pt 24.17686695724pt)" svg:viewBox="0 0 45 48" svg:d="M9.84951 13.8146L6.62325 14.635L6.74712 20.6909L2.77682 21.5742L0 26.9147L1.71437 28.5651C1.80251 28.7436 0.362091 32.5151 0.424028 32.5151C0.485964 32.5151 1.47457 33.9379 1.47457 33.9379L2.52908 37.2185L5.19632 37.5964L5.87921 41.4447L10.0973 42.1383L14.0056 44.9773L14.2534 46.744L18.7199 46.87L21.7604 47.8793L32.3682 46.6172L33.7952 44.3467L33.919 41.2558L39.6267 41.066L40.1484 36.1366L43.173 36.1366L42.7966 30.5853L45.3193 30.8163L44.6682 28.1557L43.0999 25.9893L42.7903 22.5835L38.3237 18.0416L37.3311 12.1117C37.3311 12.1117 34.4773 10.7867 34.4773 10.7237C34.4773 10.6607 34.2914 6.74946 34.2914 6.74946L37.5169 2.14458L37.2072 0.315712L34.2295 0.251924L31.9958 2.14458C31.9958 2.14458 29.0181 2.4603 29.0181 2.52328C29.0181 2.58626 29.0181 3.91128 29.0181 3.91128C29.0181 3.91128 29.7629 6.49754 29.7629 6.56052C29.7629 6.6235 26.3509 6.56052 26.3509 6.56052L26.2262 2.4603L21.388 0C21.388 0 16.8595 3.15389 16.8595 3.21687C16.8595 3.27986 16.6109 6.87623 16.6109 6.87623L14.44 7.50685L12.2063 4.10022L8.29792 2.58626L6.1889 2.4603L6.12696 5.10953L10.2211 10.5978Z" koffice:nodeTypes="cccccccccccccccccccccccccccccccccccccccccccccccccc"/>
              <draw:path draw:style-name="gr11" draw:id="shape49" draw:name="path609" draw:layer="" svg:width="0.78145600000pt" svg:height="3.56517205333pt" draw:transform="matrix(0.07008177652 0.00000000000 0.00000000000 0.06875164794 99.56561210166pt 26.40414534405pt)" svg:viewBox="0 0 1 4" svg:d="M0.781456 3.56517L0 0" koffice:nodeTypes="cc"/>
              <draw:path draw:style-name="gr11" draw:id="shape50" draw:name="path610" draw:layer="" svg:width="1.12860288000pt" svg:height="2.44116608000pt" draw:transform="matrix(0.07008177652 0.00000000000 0.00000000000 0.06875164794 99.69568387889pt 26.10636820648pt)" svg:viewBox="0 0 1 2" svg:d="M1.1286 2.44117L0 0" koffice:nodeTypes="cc"/>
              <draw:path draw:style-name="gr12" draw:id="shape51" draw:name="path611" draw:layer="" svg:width="42.38461761488pt" svg:height="35.71400477257pt" draw:transform="matrix(0.07008177652 0.00000000000 0.00000000000 0.06875164794 96.80909960203pt 24.92746994884pt)" svg:viewBox="0 0 42 36" svg:d="M1.49161 17.0537L6.14277 16.7854L7.02042 21.0709L8.5994 22.4996L8.86309 30.357L10.3547 30.9817L10.7939 27.8567L14.3919 27.5892L15.0932 33.9281L14.2164 34.7321L14.5674 35.714L18.8667 35.6251C18.8667 35.6251 19.8325 33.9281 19.9199 33.9281C20.0081 33.9281 22.3773 33.6606 22.3773 33.7495C22.3773 33.8392 23.3424 35.6251 23.3424 35.6251L24.0445 33.2137C24.0445 33.2137 26.3264 32.2318 26.3264 32.3215C26.3264 32.4104 28.169 35.3568 28.169 35.3568L31.3278 34.9107L29.3978 33.0359L28.6075 28.9282L32.9949 26.5176L34.7502 29.5537C34.7502 29.5537 36.4174 29.6426 36.33 29.5537C36.2419 29.464 34.3992 26.0715 34.3992 26.0715L34.3992 18.9286L37.7343 14.2859L42.3846 13.7501L42.3846 11.7856L37.7343 7.41045L36.5055 1.33905L33.8726 0L33.1705 0.80327L30.2746 1.07157L33.1705 5.44672L33.1705 8.30342L34.4873 9.0178L34.2236 16.8751C34.2236 16.8751 30.9767 17.3212 30.9767 17.4109C30.9767 17.4998 30.7138 21.7853 30.7138 21.7853L28.6956 23.8395C28.6956 23.8395 27.5543 27.9464 27.4669 27.9464C27.3788 27.9464 25.5361 30.4459 25.5361 30.4459L21.9381 30.5356C21.9381 30.5356 19.8325 28.4821 19.8325 28.3924C19.8325 28.3036 19.4815 25.3572 19.4815 25.3572C19.4815 25.3572 18.0772 24.9103 17.9891 24.9103C17.9017 24.9103 17.1996 21.6067 17.1996 21.6067L14.7422 20.1787L14.5674 18.2142L12.1974 17.1426C12.1974 17.1426 11.9345 15.3567 11.8463 15.2678C11.7589 15.1781 10.7058 14.4645 10.6184 14.4645C10.5302 14.4645 10.5302 9.55358 10.5302 9.55358L12.6366 9.19639L11.4571 7.62864L11.0568 6.24999L11.0568 4.82124L12.8121 3.03529C12.8121 3.03529 9.65258 2.58921 9.65258 2.67811C9.65258 2.76781 6.58199 4.10686 6.58199 4.01797C6.66936 4.01797 6.49383 9.82107 6.49383 9.82107L2.89585 10.9823L0 15.7139Z" koffice:nodeTypes="ccccccccccccccccccccccccccccccccccccccccccccccccccccccccccccccccc"/>
              <draw:path draw:style-name="gr13" draw:id="shape52" draw:name="path612" draw:layer="" svg:width="9.28572874749pt" svg:height="7.50478628571pt" draw:transform="matrix(0.07008177652 0.00000000000 0.00000000000 0.06875164794 98.13465435590pt 26.22181597370pt)" svg:viewBox="0 0 9 8" svg:d="M0.852615 6.13222L3.15221 4.66771L3.06664 1.83064L0.852615 1.28145L0 0.366128L2.47073 0.824201L5.5366 0.549191L6.55882 0C6.13328 1.19033 5.79254 1.09838 5.70697 1.09838C5.62217 1.09838 4.00405 2.0137 4.00405 2.0137L4.08885 4.75966C4.08885 4.75966 9.36952 5.49108 9.28472 5.49108C9.19915 5.49108 9.28472 6.58947 9.11435 6.58947C8.94398 6.58947 3.66332 5.30802 3.66332 5.30802L0.341509 7.50479Z" koffice:nodeTypes="cccccccccccccccc"/>
              <draw:path draw:style-name="gr13" draw:id="shape53" draw:name="path613" draw:layer="" svg:width="20.93303947812pt" svg:height="11.37849266994pt" draw:transform="matrix(0.07008177652 0.00000000000 0.00000000000 0.06875164794 97.69358165906pt 25.18878121235pt)" svg:viewBox="0 0 21 11" svg:d="M20.933 4.38971L17.7565 6.79918L15.727 10.3281L14.6679 10.5002L11.5792 6.45486L8.04962 6.54133C8.04962 6.54133 6.10793 11.2746 6.10793 11.361C6.10793 11.4467 4.69578 11.1889 4.69578 11.1889L0.989704 7.22997C0.989704 7.22997 -0.158061 5.24973 0.0184565 5.24973C0.194974 5.24973 9.28445 5.3362 9.28445 5.3362L9.19659 1.03296C9.19659 1.03296 7.78445 0.602173 7.07838 0.172161C7.60793 0 12.1087 0 12.1087 0L10.167 1.29082L10.167 4.99188L18.1974 5.07757Z" koffice:nodeTypes="cccccccccccccccccc"/>
              <draw:rect draw:style-name="gr14" draw:id="shape54" draw:name="rect614" draw:layer="" svg:width="2.12128888000pt" svg:height="2.12127688000pt" draw:transform="matrix(0.07008177652 0.00000000000 0.00000000000 0.06875164794 97.96125578181pt 25.64452818639pt)" svg:rx="1.06063840000pt" svg:ry="1.06063840000pt"/>
              <draw:rect draw:style-name="gr15" draw:id="shape55" draw:name="rect615" draw:layer="" svg:width="2.12128888000pt" svg:height="2.12127688000pt" draw:transform="matrix(0.07008177652 0.00000000000 0.00000000000 0.06875164794 98.66742050626pt 25.61414875821pt)" svg:rx="1.06063840000pt" svg:ry="1.06063840000pt"/>
              <draw:path draw:style-name="gr11" draw:id="shape56" draw:name="path616" draw:layer="" svg:width="20.66300547200pt" svg:height="2.93903016034pt" draw:transform="matrix(0.07008177652 0.00000000000 0.00000000000 0.06875164794 97.62675770508pt 24.95421728251pt)" svg:viewBox="0 0 21 3" svg:d="M0 2.93903C3.41361 1.59767 5.83924 0.5192 10.0619 0.139914C14.0448 -0.26867 17.1299 0.28561 20.663 0.926991" koffice:nodeTypes="ccc"/>
              <draw:path draw:style-name="gr13" draw:id="shape57" draw:name="path619" draw:layer="" svg:width="6.27879945143pt" svg:height="4.31475984000pt" draw:transform="matrix(0.07008177652 0.00000000000 0.00000000000 0.06875164794 97.29221533667pt 24.38053683911pt)" svg:viewBox="0 0 6 4" svg:d="M6.2788 4.31476L3.68378 4.31476L0 0L2.09344 0.275852L4.52101 1.469Z" koffice:nodeTypes="cccccc"/>
              <draw:path draw:style-name="gr13" draw:id="shape58" draw:name="path620" draw:layer="" svg:width="7.14312420571pt" svg:height="5.07548275200pt" draw:transform="matrix(0.07008177652 0.00000000000 0.00000000000 0.06875164794 98.85324485966pt 24.21041776143pt)" svg:viewBox="0 0 7 5" svg:d="M0.892992 5.07548L7.14312 0.267597L5.08965 0L2.76787 2.13675L0 2.58248Z" koffice:nodeTypes="cccccc"/>
              <draw:path draw:style-name="gr13" draw:id="shape59" draw:name="path621" draw:layer="" svg:width="9.40589625600pt" svg:height="2.74010765654pt" draw:transform="matrix(0.07008177652 0.00000000000 0.00000000000 0.06875164794 97.97985772792pt 24.44472948816pt)" svg:viewBox="0 0 9 3" svg:d="M9.4059 2.39529L0 2.74011L0.0853459 1.7263L3.5147 1.38836L3.94298 0.0373786C3.94298 0.0373786 4.97179 -0.0467233 4.97179 0.0373786C4.97179 0.122245 5.743 1.30426 5.743 1.30426L9.08624 1.89527Z" koffice:nodeTypes="ccccccccc"/>
              <draw:path draw:style-name="gr13" draw:id="shape60" draw:name="path622" draw:layer="" svg:width="3.28334400000pt" svg:height="1.72236800000pt" draw:transform="matrix(0.07008177652 0.00000000000 0.00000000000 0.06875164794 98.37007305960pt 24.24077848917pt)" svg:viewBox="0 0 3 2" svg:d="M3.28334 1.6407L0.240634 1.72237L0 0Z" koffice:nodeTypes="cccc"/>
              <draw:path draw:style-name="gr13" draw:id="shape61" draw:name="path623" draw:layer="" svg:width="3.12440976000pt" svg:height="2.84554368000pt" draw:transform="matrix(0.07008177652 0.00000000000 0.00000000000 0.06875164794 97.97985772792pt 24.24688363550pt)" svg:viewBox="0 0 3 3" svg:d="M3.12441 0L2.88967 2.21288L0 2.84554Z" koffice:nodeTypes="cccc"/>
              <draw:path draw:style-name="gr13" draw:id="shape62" draw:name="path624" draw:layer="" svg:width="3.00960768000pt" svg:height="7.32202066286pt" draw:transform="matrix(0.07008177652 0.00000000000 0.00000000000 0.06875164794 96.83388051821pt 26.08205762376pt)" svg:viewBox="0 0 3 7" svg:d="M1.32772 7.32202L3.00961 2.98314L1.5048 0L0 4.4297Z" koffice:nodeTypes="ccccc"/>
              <draw:path draw:style-name="gr13" draw:id="shape63" draw:name="path625" draw:layer="" svg:width="3.78069136000pt" svg:height="5.07709491200pt" draw:transform="matrix(0.07008177652 0.00000000000 0.00000000000 0.06875164794 97.03210132869pt 26.38590927194pt)" svg:viewBox="0 0 4 5" svg:d="M1.8044 5.07709L3.78069 0L0 4.09682Z" koffice:nodeTypes="cccc"/>
            </draw:g>
            <draw:path draw:style-name="gr17" draw:id="shape64" draw:name="path628" draw:layer="" svg:width="10.39032668014pt" svg:height="7.51638756571pt" draw:transform="matrix(0.07008177652 0.00000000000 0.00000000000 0.06875164794 102.75718836119pt 27.52195534376pt)" svg:viewBox="0 0 10 8" svg:d="M3.2158 0L0 4.08771L0.247249 7.51639L6.9261 7.38458C9.0697 6.83496 9.60541 6.02173 10.0183 5.07669C10.6776 3.91197 10.2243 3.27448 10.3891 1.71434Z" koffice:nodeTypes="ccccccc"/>
            <draw:path draw:style-name="gr17" draw:id="shape65" draw:name="path629" draw:layer="" svg:width="9.35475840000pt" svg:height="5.46527616000pt" draw:transform="matrix(0.07008177652 0.00000000000 0.00000000000 0.06875164794 103.95224696187pt 28.20437487441pt)" svg:viewBox="0 0 9 5" svg:d="M2.70816 0L0 2.55016L0 5.46528L5.90843 5.34388C8.04169 4.83766 8.32798 4.45285 8.73885 3.5832C9.39499 2.50969 9.19072 2.53031 9.35476 1.09336Z" koffice:nodeTypes="ccccccc"/>
            <draw:path draw:style-name="gr17" draw:id="shape66" draw:name="path630" draw:layer="" svg:width="9.60243206400pt" svg:height="6.21794400000pt" draw:transform="matrix(0.07008177652 0.00000000000 0.00000000000 0.06875164794 105.80728677856pt 27.61819228201pt)" svg:viewBox="0 0 10 6" svg:d="M3.11771 0L0 3.36836L0.124646 5.95896L6.48472 6.21794C8.64603 5.678 8.31286 5.78631 8.97842 4.59892C9.6432 3.45468 9.43624 3.21688 9.60243 1.68418Z" koffice:nodeTypes="ccccccc"/>
            <draw:path draw:style-name="gr17" draw:id="shape67" draw:name="path631" draw:layer="" svg:width="10.62548640000pt" svg:height="6.99840009143pt" draw:transform="matrix(0.07008177652 0.00000000000 0.00000000000 0.06875164794 107.10045490281pt 28.02941107200pt)" svg:viewBox="0 0 11 7" svg:d="M3.80406 0L0 3.18044L0 6.36167L7.08366 6.9984C9.35719 6.46806 9.53201 5.81054 10.101 5.02583C10.8003 3.90195 10.4507 3.79557 10.6255 2.29014Z" koffice:nodeTypes="ccccccc"/>
            <draw:path draw:style-name="gr18" draw:id="shape68" draw:name="path632" draw:layer="" svg:width="62.47629291683pt" svg:height="21.92830746701pt" draw:transform="matrix(0.07008177652 0.00000000000 0.00000000000 0.06875164794 104.12170858281pt 21.81363786350pt)" svg:viewBox="0 0 62 22" svg:d="M0 7.33951L12.9259 16.3123C15.3558 14.204 20.4106 15.4817 22.3904 16.0662C25.9451 17.0366 28.4506 19.2381 31.5552 19.8234C37.2339 21.3162 44.0374 22.347 49.1903 21.7617C54.3439 21.1772 58.6722 18.3601 62.4763 16.3123L62.4763 15.0125L59.9421 15.0125C55.8281 16.5608 50.0634 16.6458 45.6491 16.0393C41.2347 15.4327 40.0453 13.3628 33.4561 11.3714L32.9494 10.0707C40.9479 10.4681 42.5723 10.2514 45.9207 8.72434C49.1942 7.81529 50.6689 5.82797 52.5171 4.45541L52.4654 2.91852L50.057 2.78854C46.9548 4.94999 44.9775 5.34075 40.2246 4.88541C35.8995 4.42761 32.0037 1.85252 29.1023 1.79856C26.0248 1.82309 26.1697 0.285388 23.1934 0.134152C18.462 -0.299118 13.3482 0.360597 8.8709 1.48791C3.50614 3.17848 2.70309 4.60828 0 7.33951Z" koffice:nodeTypes="cccccccccccccccccccc"/>
            <draw:path draw:style-name="gr19" draw:id="shape69" draw:name="path633" draw:layer="" svg:width="6.04472115200pt" svg:height="4.13390224000pt" draw:transform="matrix(0.07008177652 0.00000000000 0.00000000000 0.06875164794 104.29837072507pt 22.07517478699pt)" svg:viewBox="0 0 6 4" svg:d="M0 1.45496C1.36604 1.74774 2.89833 2.11859 4.01545 2.71798C5.13344 3.31737 4.84405 3.30517 6.04472 4.1339C5.85209 3.06281 5.90662 3.13926 5.13432 2.29752C4.36114 1.45496 3.09097 0.689661 2.07062 0Z" koffice:nodeTypes="cccccc"/>
            <draw:path draw:style-name="gr19" draw:id="shape70" draw:name="path634" draw:layer="" svg:width="3.82798848000pt" svg:height="5.89803690667pt" draw:transform="matrix(0.07008177652 0.00000000000 0.00000000000 0.06875164794 104.87892816179pt 22.41695297925pt)" svg:viewBox="0 0 4 6" svg:d="M2.89268 5.89804C2.92069 4.76618 2.26914 3.78264 1.78658 2.7999C1.30491 1.81716 0.907295 0.982742 0 0C1.13412 0.285542 1.75856 0.720995 2.72279 1.75371C3.68611 2.78721 3.63008 3.81992 3.82799 5.29998Z" koffice:nodeTypes="cccccc"/>
            <draw:path draw:style-name="gr19" draw:id="shape71" draw:name="path635" draw:layer="" svg:width="2.09531813815pt" svg:height="6.71026185143pt" draw:transform="matrix(0.07008177652 0.00000000000 0.00000000000 0.06875164794 105.23258883883pt 21.85769957421pt)" svg:viewBox="0 0 2 7" svg:d="M0 0.148038C0.308703 0.92269 0.913827 1.45453 1.42642 3.10723C1.86942 4.60875 2.08068 6.71026 2.08068 6.71026C1.91363 5.59175 2.20924 4.32599 2.04219 3.20748C1.87515 2.08976 1.24546 1.11851 1.07841 0Z" koffice:nodeTypes="cccccc"/>
            <draw:path draw:style-name="gr19" draw:id="shape72" draw:name="path636" draw:layer="" svg:width="1.27780416000pt" svg:height="6.67055616000pt" draw:transform="matrix(0.07008177652 0.00000000000 0.00000000000 0.06875164794 105.97144966107pt 21.91468094003pt)" svg:viewBox="0 0 1 7" svg:d="M0 0L0.595947 6.67056L1.2778 0.397298Z" koffice:nodeTypes="cccc"/>
            <draw:path draw:style-name="gr19" draw:id="shape73" draw:name="path637" draw:layer="" svg:width="1.91766528000pt" svg:height="6.35551584000pt" draw:transform="matrix(0.07008177652 0.00000000000 0.00000000000 0.06875164794 105.73921645258pt 22.39103848219pt)" svg:viewBox="0 0 2 6" svg:d="M0.737925 6.35552C0.9839 5.29667 0.934548 4.23701 0.811561 3.17735C0.688573 2.11851 0.343895 1.21446 0 0C0.983117 0.904049 1.37715 2.04111 1.91767 3.25557C1.91767 4.4692 1.62312 5.52804 0.737925 6.35552Z" koffice:nodeTypes="ccccc"/>
            <draw:path draw:style-name="gr19" draw:id="shape74" draw:name="path638" draw:layer="" svg:width="2.46906948961pt" svg:height="6.35716266667pt" draw:transform="matrix(0.07008177652 0.00000000000 0.00000000000 0.06875164794 106.42539090906pt 22.62400842668pt)" svg:viewBox="0 0 2 6" svg:d="M1.70773 0C1.74184 0 1.99876 2.20936 1.5633 3.79865C1.12784 5.38794 0.820114 5.50405 0 6.35716C1.093 5.42747 2.04956 5.11702 2.3914 4.1091C2.73323 2.55851 1.84417 0.233041 1.70773 0Z" koffice:nodeTypes="ccccc"/>
            <draw:path draw:style-name="gr19" draw:id="shape75" draw:name="path639" draw:layer="" svg:width="1.83656704000pt" svg:height="4.38627446735pt" draw:transform="matrix(0.07008177652 0.00000000000 0.00000000000 0.06875164794 106.59426464126pt 22.16252822055pt)" svg:viewBox="0 0 2 4" svg:d="M1.83657 4.3829C0.816372 4.50054 0.61255 1.51385 0 0.0796969C0.442337 -0.085148 0.884675 -0.0379424 1.32701 0.643916C1.80296 1.04404 1.66635 3.13682 1.83657 4.3829Z" koffice:nodeTypes="cccc"/>
            <draw:path draw:style-name="gr19" draw:id="shape76" draw:name="path640" draw:layer="" svg:width="1.27599616000pt" svg:height="2.46544463571pt" draw:transform="matrix(0.07008177652 0.00000000000 0.00000000000 0.06875164794 107.21175427327pt 22.20978673418pt)" svg:viewBox="0 0 1 2" svg:d="M0 2.45781L0.340687 0.0681718L1.276 0C1.276 0 1.276 1.97988 1.276 2.04806C1.276 2.11695 0.0858496 2.52598 0 2.45781Z" koffice:nodeTypes="ccccc"/>
            <draw:path draw:style-name="gr19" draw:id="shape77" draw:name="path641" draw:layer="" svg:width="2.22883526314pt" svg:height="5.71850956800pt" draw:transform="matrix(0.07008177652 0.00000000000 0.00000000000 0.06875164794 107.16952677729pt 22.88289286822pt)" svg:viewBox="0 0 2 6" svg:d="M0 0C0.411664 0.858974 1.14673 1.87965 1.23361 2.81904C1.3205 3.75844 1.08191 4.2153 0.519924 5.63809L1.55839 5.71851C2.12038 4.57806 2.29415 3.7593 2.20795 2.86011C2.12107 1.96007 1.77422 1.06088 1.03916 0.322543Z" koffice:nodeTypes="ccccccc"/>
            <draw:path draw:style-name="gr19" draw:id="shape78" draw:name="path642" draw:layer="" svg:width="1.63840000000pt" svg:height="3.40328704000pt" draw:transform="matrix(0.07008177652 0.00000000000 0.00000000000 0.06875164794 107.79764815881pt 22.92953398618pt)" svg:viewBox="0 0 2 3" svg:d="M0 0L0.385024 3.40329L1.6384 2.917L1.34963 0Z" koffice:nodeTypes="ccccc"/>
            <draw:path draw:style-name="gr20" draw:id="shape79" draw:name="path643" draw:layer="" svg:width="86.28588401623pt" svg:height="85.61323582512pt" draw:transform="matrix(0.07008177652 0.00000000000 0.00000000000 0.06875164794 102.99974050919pt 22.33005089625pt)" svg:viewBox="0 0 86 86" svg:d="M15.1421 0.321674C12.2166 1.18612 11.1585 2.8368 9.72684 4.26318L1.48408 0C0.147205 1.13264 -0.36747 2.75059 0.275475 4.40686C0.91842 6.06232 3.50454 8.65407 5.34334 9.93518C4.88285 12.222 4.20405 13.9477 3.40017 15.9536C2.50387 18.2085 0.579818 21.0573 0.524049 21.972C0.414103 23.0193 0.0794843 25.263 1.61315 25.8609C3.14761 26.4587 8.08084 25.4466 9.72684 25.5575C9.45915 26.4571 8.81859 28.0304 9.03689 28.7056C9.25519 29.3809 9.69736 29.606 11.0366 29.6451C10.651 30.4808 9.81846 31.54 10.2176 32.0389C11.2517 32.8379 12.4364 32.6998 13.4331 32.6376C11.8612 34.499 7.93425 38.0813 6.66031 39.6817C5.31227 41.5431 5.19675 43.5537 7.80916 43.3566C6.83718 44.4565 5.90264 45.5189 6.05162 46.4688C6.27629 47.6062 6.83638 48.3693 8.70387 47.71C7.59883 50.2618 8.32463 52.5518 8.71422 55.2154C7.77092 57.2309 8.17167 59.0971 7.93743 61.4118C6.01577 62.5229 5.77675 63.9709 4.52751 66.205C3.40097 68.6236 1.30402 69.2837 0.140831 74.4728L7.68169 76.3932C7.95894 75.326 8.94527 74.6332 9.22253 73.5668C9.49898 72.4996 9.47747 71.1706 9.34283 69.9909C10.839 67.7783 13.8665 63.2078 14.8393 60.7709C16.4861 59.8729 17.6836 59.311 18.9193 59.311C20.155 59.311 20.9413 60.0597 22.2519 60.7709C21.6719 62.8247 20.0458 65.0644 19.9518 67.9419L19.9518 75.8816C19.6236 77.8539 17.427 77.8803 16.5005 83.8205L23.2749 85.6132C24.4253 83.6153 26.2474 83.34 26.7254 82.5402L27.2146 74.2916C28.0767 70.398 33.4226 67.1788 33.4999 62.9484C35.4183 62.922 36.1425 63.1216 36.9034 62.7209C37.9256 62.3577 38.2761 61.7702 39.0744 61.0327C39.382 62.3058 40.3627 62.4176 41.1937 62.4176C42.0239 62.4176 43.6762 61.2203 44.3582 60.7334C44.8378 61.4238 45.092 62.0767 46.0943 62.3178C47.0965 62.5589 49.9288 62.1262 51.0809 61.8429L45.5142 71.1435C45.3063 72.0399 45.5844 72.5994 45.1525 73.6458C44.7478 74.5853 43.932 75.0379 43.5647 75.9031L49.8754 77.4429L50.8825 74.729C52.2202 74.1535 53.2973 73.8398 54 72.965C54.7027 72.0901 54.6963 70.4283 55.1003 69.4784C57.2562 67.8804 60.6446 64.4107 63.0243 61.5396C64.6401 61.8181 66.9282 63.1822 67.7966 65.2208C67.9185 67.4079 68.0763 71.43 67.1147 74.2165L63.0243 80.7474L62.5607 81.8186L68.9997 84.1613L73.09 80.9597L73.2493 76.3932C75.304 72.688 78.2439 70.663 81.0459 68.3266C81.0459 68.1981 81.3447 63.4225 81.2324 63.2357C80.54 62.6977 80.0723 63.021 79.8278 62.0336C79.584 61.0471 79.7505 58.338 79.8803 57.2764C80.2851 56.7639 81.1383 56.1757 81.0945 55.7382C79.9799 54.4891 80.3209 51.2556 80.6627 48.734C80.5791 45.8629 84.4192 42.4682 85.008 40.7952L85.2478 37.7812C84.855 37.0404 84.2766 36.599 84.2575 35.97C84.2391 35.3419 85.004 34.301 85.4716 33.6345L86.2859 32.2161L86.1584 24.7889C85.9306 23.9867 85.2541 22.7359 84.6152 22.6074C83.9754 22.4797 83.0377 23.2132 82.3238 24.0202L78.6231 26.8099C76.8489 27.3639 75.2985 27.5818 72.1793 26.7884L67.4214 26.8849C64.9229 27.5977 63.6195 27.7127 61.27 26.6662L58.4528 26.7125C57.5748 27.201 56.3599 27.9873 55.407 28.1756C54.4549 28.3632 53.1659 28.4015 52.213 28.103C44.9406 28.6027 46.7468 29.1391 44.6681 29.6012C42.999 29.2779 43.5344 28.4311 37.0468 28.3688L34.475 27.6001C31.23 25.4043 28.7316 21.8986 26.5701 17.8685C33.3294 15.8913 36.1657 13.8384 38.2164 9.129L28.6583 9.49378Z" koffice:nodeTypes="ccccccccccccccccccccccccccccccccccccccccccccccccccccccccccccccccccccccccccccccccccc"/>
            <draw:path draw:style-name="gr19" draw:id="shape80" draw:name="path644" draw:layer="" svg:width="7.54738952000pt" svg:height="3.46543592651pt" draw:transform="matrix(0.07008177652 0.00000000000 0.00000000000 0.06875164794 103.82722624395pt 23.10279255087pt)" svg:viewBox="0 0 8 3" svg:d="M0 1.24244L2.6396 2.5038C2.96208 2.93629 3.58682 3.43499 4.0002 3.46422C4.41281 3.49259 4.76481 3.01797 5.11759 2.67748L7.54739 1.24244C6.10753 1.00771 5.66851 0 4.13774 0C2.60697 0 1.53077 0.906252 0 1.24244Z" koffice:nodeTypes="ccccccc"/>
            <draw:path draw:style-name="gr19" draw:id="shape81" draw:name="path645" draw:layer="" svg:width="10.68328960000pt" svg:height="4.72105984000pt" draw:transform="matrix(0.07008177652 0.00000000000 0.00000000000 0.06875164794 104.66380514057pt 23.04033792150pt)" svg:viewBox="0 0 11 5" svg:d="M0 2.98977C0.912876 3.56687 2.56912 4.72106 3.9343 4.72106C5.42847 4.58548 5.40449 3.46518 7.54445 2.71861L10.6833 0C8.78973 0.0225971 4.69916 0.419785 2.45087 1.15593C0.557317 1.68783 0.117417 2.49177 0 2.98977Z" koffice:nodeTypes="cccccc"/>
            <draw:path draw:style-name="gr19" draw:id="shape82" draw:name="path646" draw:layer="" svg:width="3.08115488000pt" svg:height="8.38875923442pt" draw:transform="matrix(0.07008177652 0.00000000000 0.00000000000 0.06875164794 104.00298125140pt 24.88350636798pt)" svg:viewBox="0 0 3 8" svg:d="M3.08115 8.11753C3.08016 8.35182 2.61347 8.52303 2.37913 8.24532C2.09018 4.92098 1.21935 2.5887 0 0C1.37624 1.96937 2.51914 5.15527 3.08115 8.11753Z" koffice:nodeTypes="cccc"/>
            <draw:path draw:style-name="gr19" draw:id="shape83" draw:name="path647" draw:layer="" svg:width="3.22734094355pt" svg:height="9.67292935111pt" draw:transform="matrix(0.07008177652 0.00000000000 0.00000000000 0.06875164794 104.50364453221pt 25.70772149568pt)" svg:viewBox="0 0 3 10" svg:d="M3.20743 9.59994C1.92629 9.73264 1.42179 9.54023 0.140649 9.67293C-0.000410056 6.28662 -0.0128565 2.41429 0.00788754 0C0.496616 0.0613733 1.92546 1.58078 2.77098 3.97517C2.9917 5.74172 3.31032 7.73552 3.20743 9.59994Z" koffice:nodeTypes="ccccc"/>
            <draw:path draw:style-name="gr19" draw:id="shape84" draw:name="path648" draw:layer="" svg:width="3.71764891898pt" svg:height="7.96265885636pt" draw:transform="matrix(0.07008177652 0.00000000000 0.00000000000 0.06875164794 105.17081308365pt 24.94618732802pt)" svg:viewBox="0 0 4 8" svg:d="M1.97869 7.85749C2.59852 8.02387 3.46237 8.02472 3.66452 7.62455C3.92724 6.88224 3.14533 6.07337 2.85233 5.16467C1.83264 3.21331 1.26713 1.09643 0.840557 0.179199C0.391714 -0.0972493 -0.0918602 -0.0725054 0.0150071 0.384829C0.600106 2.12032 1.60288 7.18855 1.97869 7.85749Z" koffice:nodeTypes="cccccc"/>
            <draw:path draw:style-name="gr19" draw:id="shape85" draw:name="path649" draw:layer="" svg:width="3.01656480111pt" svg:height="8.52843221372pt" draw:transform="matrix(0.07008177652 0.00000000000 0.00000000000 0.06875164794 105.69816433342pt 24.82616671814pt)" svg:viewBox="0 0 3 9" svg:d="M3.01457 8.39229C3.07473 8.7995 1.75591 8.20726 1.5337 7.74388C1.51444 6.84436 -0.260835 0.265281 0.0327726 0.0108733C0.405798 -0.180759 1.56258 2.20968 1.9356 3.30991C2.02304 3.9608 2.80118 6.35372 3.01457 8.39229Z" koffice:nodeTypes="ccccc"/>
            <draw:path draw:style-name="gr19" draw:id="shape86" draw:name="path650" draw:layer="" svg:width="5.41537991442pt" svg:height="10.89623328386pt" draw:transform="matrix(0.07008177652 0.00000000000 0.00000000000 0.06875164794 105.82184393986pt 25.54920589213pt)" svg:viewBox="0 0 5 11" svg:d="M0.000658031 10.691C-0.0289831 11.1345 0.950689 10.7699 1.33678 10.4362C2.4563 8.56757 3.84335 6.60569 4.25073 5.85724C4.49621 5.05704 5.72138 -0.0347852 5.34364 0.00582204C5.20988 -0.141478 4.14432 2.53143 2.76867 5.16931C1.33754 7.85575 -0.0145425 10.4339 0.000658031 10.691Z" koffice:nodeTypes="cccccc"/>
            <draw:path draw:style-name="gr19" draw:id="shape87" draw:name="path651" draw:layer="" svg:width="2.76440407547pt" svg:height="11.78763879373pt" draw:transform="matrix(0.07008177652 0.00000000000 0.00000000000 0.06875164794 106.43105454855pt 25.28147664054pt)" svg:viewBox="0 0 3 12" svg:d="M0.102329 11.7808C-0.401798 11.9893 1.11435 7.39687 1.23474 6.58336C1.51219 5.2973 1.89876 2.98919 2.50634 0C3.24843 4.17456 2.37279 8.65915 0.102329 11.7808Z" koffice:nodeTypes="cccc"/>
            <draw:path draw:style-name="gr19" draw:id="shape88" draw:name="path652" draw:layer="" svg:width="3.71572136987pt" svg:height="6.31556492397pt" draw:transform="matrix(0.07008177652 0.00000000000 0.00000000000 0.06875164794 106.54485201787pt 24.70095488085pt)" svg:viewBox="0 0 4 6" svg:d="M3.59391 6.30817C3.3225 6.56507 -0.312219 0.0457071 0.0216453 0.0136971C0.114942 -0.275213 3.06806 4.09373 3.48982 4.86279C3.66562 5.22722 3.83988 5.7837 3.59391 6.30817Z" koffice:nodeTypes="cccc"/>
            <draw:path draw:style-name="gr19" draw:id="shape89" draw:name="path653" draw:layer="" svg:width="2.46515716987pt" svg:height="9.40528989690pt" draw:transform="matrix(0.07008177652 0.00000000000 0.00000000000 0.06875164794 107.27963105016pt 24.78584086976pt)" svg:viewBox="0 0 2 9" svg:d="M1.8763 9.34069C1.62104 9.13043 1.72329 7.16288 1.2171 5.00215C0.71165 2.84141 -0.148426 0.759045 0.0219943 0.16785C0.181536 -0.143265 0.737757 0.000266474 1.18085 0.416121C1.39188 1.59152 1.88573 6.10152 2.46516 9.035C2.45718 9.31896 2.1671 9.51215 1.8763 9.34069Z" koffice:nodeTypes="cccccc"/>
            <draw:path draw:style-name="gr19" draw:id="shape90" draw:name="path654" draw:layer="" svg:width="8.81443907634pt" svg:height="13.16799900834pt" draw:transform="matrix(0.07008177652 0.00000000000 0.00000000000 0.06875164794 107.85343356361pt 25.05789739756pt)" svg:viewBox="0 0 9 13" svg:d="M0.0527454 0.0289691C-0.263834 -0.300338 0.912635 2.22462 1.76916 5.22461C2.62569 8.22541 3.06404 13.5258 3.27229 13.1489C3.86094 12.7673 3.76102 12.2915 4.67801 12.0982C5.59416 11.9058 9.00432 12.2158 8.80614 11.9919C6.69673 10.1554 4.75106 8.63282 3.29748 6.63926C1.84474 4.64571 0.883244 2.02252 0.0527454 0.0289691Z" koffice:nodeTypes="ccccccc"/>
            <draw:path draw:style-name="gr19" draw:id="shape91" draw:name="path655" draw:layer="" svg:width="10.19398559834pt" svg:height="15.40814204639pt" draw:transform="matrix(0.07008177652 0.00000000000 0.00000000000 0.06875164794 107.67934374949pt 25.93115221296pt)" svg:viewBox="0 0 10 15" svg:d="M9.75366 14.7073C9.14683 15.1768 7.99856 15.5505 7.66278 15.3551C5.81831 11.2386 4.78556 8.54757 2.2187 4.14568C1.55715 3.10054 -0.0893886 3.26189 0.00379761 2.85C0.0654084 2.37486 0.928729 2.56541 1.48707 1.87622C2.04542 1.18784 2.11858 0.316216 2.46437 0C1.70964 1.89973 3.69197 4.81297 4.8025 7.12459C5.54106 7.34027 6.12867 7.3354 6.476 7.80405C6.55841 8.02622 5.67737 8.18351 5.78981 8.97567L7.66278 13.0232C8.27273 13.5146 9.21306 13.7854 10.1233 13.9297C10.3613 14.1568 9.93695 14.4795 9.75366 14.7073Z" koffice:nodeTypes="cccccccccccc"/>
            <draw:path draw:style-name="gr7" draw:id="shape92" draw:name="path674" draw:layer="" svg:width="132.77649397895pt" svg:height="186.90108870968pt" draw:transform="matrix(0.05716516667 0.03977158375 -0.04054093561 0.05608031190 113.55453725142pt 17.82431635533pt)" svg:viewBox="0 0 133 187" svg:d="M43.1769 186.901L0 66.5153L41.9644 0L111.743 31.9527L132.776 157.263C100.411 165.524 82.1618 170.62 43.1769 186.901Z" koffice:nodeTypes="cccccc"/>
            <draw:path draw:style-name="gr19" draw:id="shape93" draw:name="path656" draw:layer="" svg:width="4.60488790683pt" svg:height="4.66390196836pt" draw:transform="matrix(0.07008177652 0.00000000000 0.00000000000 0.06875164794 108.61484750468pt 24.19454058719pt)" svg:viewBox="0 0 5 5" svg:d="M0.822309 4.60687C2.11242 4.6803 3.27808 4.79606 3.66091 4.12312C4.44974 2.45677 4.90724 1.08326 4.37592 0C2.35362 0.166722 0.825742 1.12213 0 2.95089C0.0266092 3.58581 0.175964 4.05488 0.822309 4.60687Z" koffice:nodeTypes="ccccc"/>
            <draw:path draw:style-name="gr21" draw:id="shape94" draw:name="path681" draw:layer="" svg:width="120.76561730667pt" svg:height="91.20333218087pt" draw:transform="matrix(0.07008177652 0.00000000000 0.00000000000 0.06875164794 108.87314090024pt 24.40827571032pt)" svg:viewBox="0 0 121 91" svg:d="M16.9346 0C35.6284 3.99539 52.9337 8.54197 70.2391 14.1902C87.5437 19.8383 104.016 26.5889 120.766 33.8907L92.7257 91.2033C77.0744 85.1776 61.6205 80.3204 46.1658 75.2696C30.712 70.218 15.6505 65.7503 0 60.8938Z" koffice:nodeTypes="ccccccc"/>
            <draw:path draw:style-name="gr22" draw:id="shape95" draw:name="path682" draw:layer="" svg:width="110.12670557449pt" svg:height="65.89124483879pt" draw:transform="matrix(0.07008177652 0.00000000000 0.00000000000 0.06875164794 109.12403366019pt 25.34313311841pt)" svg:viewBox="0 0 110 66" svg:d="M9.55102 0C9.55102 0 35.4741 5.91432 60.5939 14.1755C85.7138 22.4359 110.224 33.0423 110.126 33.0423C109.931 33.0423 94.3381 65.8912 94.3381 65.8912C79.2003 59.7323 63.2817 53.9635 47.5591 48.7822C31.8357 43.6008 16.1131 38.6153 0 34.8025Z" koffice:nodeTypes="ccccccc"/>
            <draw:path draw:style-name="gr23" draw:id="shape96" draw:name="path657" draw:layer="" svg:width="92.13877973852pt" svg:height="44.80501168356pt" draw:transform="matrix(0.07008177652 0.00000000000 0.00000000000 0.06875164794 109.75542788454pt 26.15605260371pt)" svg:viewBox="0 0 92 45" svg:d="M2.72909 4.24437C5.2772 2.78994 7.00276 2.39719 8.37476 0L17.548 0.000798265L17.6666 3.41897C19.9209 4.51978 21.234 5.73873 23.4883 6.83874C25.7426 7.93954 28.9381 8.92141 31.1924 10.0222L50.9514 11.7912C53.5975 12.223 57.4205 13.363 59.7138 14.7384C62.0071 16.1146 63.4778 17.8436 64.7129 20.0444C68.77 21.4989 72.8286 22.3634 77.0036 22.9924C81.1793 23.6207 86.4125 23.8961 90.4704 24.0533C92.4699 24.7614 92.4699 25.8223 91.5286 26.8832C91.5286 26.8832 89.2935 29.978 83.1923 30.0076C77.0912 30.0371 70.181 26.5295 67.1822 27.0013C67.3 28.8876 70.4756 32.7792 74.1218 34.3118L74.0047 43.2715L72.3572 44.805L70.5935 43.626C72.0053 41.5042 71.5339 39.0272 70.9462 36.9054C69.5933 34.9009 69.4173 34.0755 66.8891 33.9582C63.8895 33.3675 61.7133 32.5421 57.8911 29.8304L56.4793 30.0666C55.6559 31.5602 54.8325 32.582 52.9509 33.4856L49.0698 33.2501C49.0698 33.2501 40.1307 31.2457 40.1307 31.1275C40.1307 31.0102 40.0128 29.713 40.2485 29.5949C40.4834 29.4767 43.3063 29.4775 43.5412 29.4775C45.4236 30.0666 49.4226 30.0666 49.4226 30.0666L49.3047 26.6469L55.3031 26.2932C54.088 22.0489 53.6954 19.3364 48.1286 18.3936L30.721 18.8654L30.9567 21.3416C26.605 20.7517 18.7249 20.6463 14.6997 22.009C12.3474 22.2452 8.96242 23.4634 7.43355 23.4634L5.66898 22.9924C4.49286 22.6388 4.49286 22.2852 4.96347 21.2235C12.4908 20.6336 13.6677 20.0444 15.9021 18.9835C16.0199 18.2763 15.0787 16.7428 14.7259 16.6247C10.0215 16.3892 6.25743 16.7428 4.96426 16.5073C2.96479 15.9174 0.259 14.8565 0.259 14.7384C0.259 14.6202 -0.0937552 12.8521 0.0240953 12.8521C0.14115 12.8521 3.08264 13.6775 3.19889 13.6775C6.37528 14.2666 11.9031 14.0311 13.1971 13.3238L13.3149 10.7295C13.1971 9.55044 12.3737 8.48955 12.138 8.3714C11.9031 8.25326 6.96294 7.66414 5.19837 7.66414C2.33652 7.15325 2.7681 5.69881 2.72909 4.24437Z" koffice:nodeTypes="cccccccccccccccccccccccccccccccccccccccccccccccc"/>
            <draw:path draw:style-name="gr24" draw:id="shape97" draw:name="path658" draw:layer="" svg:width="24.39727720960pt" svg:height="8.55159368000pt" draw:transform="matrix(0.07008177652 0.00000000000 0.00000000000 0.06875164794 111.91844638456pt 27.42339298127pt)" svg:viewBox="0 0 24 9" svg:d="M9.92219 7.08594C12.5681 7.98171 14.5138 8.26624 18.444 8.55159L24.3973 8.18518C23.1913 3.78738 22.8017 0.976829 17.2767 0L0 0.488828L0.233928 3.05455C5.48704 5.13063 8.05471 6.27122 9.92219 7.08594Z" koffice:nodeTypes="ccccccc"/>
            <draw:path draw:style-name="gr25" draw:id="shape98" draw:name="path679" draw:layer="" svg:width="143.26992725874pt" svg:height="179.81252883822pt" draw:transform="matrix(0.06913394770 0.01126895862 -0.01148696453 0.06782177243 86.83307738356pt 17.22287518202pt)" svg:viewBox="0 0 143 180" svg:d="M50.9043 179.813L0 66.6159L37.8495 0L111.079 27.7193L143.27 151.279C109.626 159.502 88.1082 166.501 50.9043 179.813Z" koffice:nodeTypes="cccccc"/>
            <draw:path draw:style-name="gr26" draw:id="shape99" draw:name="path563" draw:layer="" svg:width="49.75282959184pt" svg:height="49.00240326284pt" draw:transform="matrix(0.07008177652 0.00000000000 0.00000000000 0.06875164794 80.64046175312pt 22.13212842985pt)" svg:viewBox="0 0 50 49" svg:d="M0 18.7513L11.0841 28.6267L7.93522 44.5023L23.3024 39.127L34.638 49.0024L37.1572 34.3772L49.7528 30.2515L40.1801 19.7513L43.3288 5.25173C43.3288 5.25173 28.2141 9.75104 28.2141 9.62624C28.2141 9.50143 18.1383 -0.1236 18.0118 0.00120326C17.886 0.126006 14.7369 13.7511 14.7369 13.7511Z" koffice:nodeTypes="ccccccccccccc"/>
            <draw:path draw:style-name="gr27" draw:id="shape100" draw:name="path565" draw:layer="" svg:width="49.00036000065pt" svg:height="29.25685080037pt" draw:transform="matrix(0.07008177652 0.00000000000 0.00000000000 0.06875164794 80.65798219725pt 23.42985725809pt)" svg:viewBox="0 0 49 29" svg:d="M0 0L49.0004 11.111L36.3747 15.4309L25.0003 6.1725C25.0003 6.1725 34.2499 29.3796 34.1251 29.2564C34.0003 29.1331 23.3755 20.2445 23.0003 19.8748L24.8755 6.1725C24.8755 6.1725 7.87499 25.183 7.87499 25.0597C7.87499 24.9357 11.125 9.50563 11.125 9.50563Z" koffice:nodeTypes="cccccccccc"/>
            <draw:path draw:style-name="gr27" draw:id="shape101" draw:name="path566" draw:layer="" svg:width="10.75146000000pt" svg:height="24.25523100160pt" draw:transform="matrix(0.07008177652 0.00000000000 0.00000000000 0.06875164794 81.65664190616pt 22.11505074280pt)" svg:viewBox="0 0 11 24" svg:d="M0 13.7891L10.7515 24.2552L3.3367 0Z" koffice:nodeTypes="cccc"/>
            <draw:path draw:style-name="gr27" draw:id="shape102" draw:name="path567" draw:layer="" svg:width="17.02480363639pt" svg:height="18.75121973895pt" draw:transform="matrix(0.07008177652 0.00000000000 0.00000000000 0.06875164794 82.41849504434pt 22.49312980518pt)" svg:viewBox="0 0 17 19" svg:d="M2.43612 4.47124C2.55749 4.59522 -0.117362 18.7512 0.00401028 18.7512C1.21929 17.2611 17.1447 0 17.0241 0C16.902 0 2.67887 4.59522 2.43612 4.47124Z" koffice:nodeTypes="cccc"/>
            <draw:path draw:style-name="gr26" draw:id="shape103" draw:name="path666" draw:layer="" svg:width="49.75282959184pt" svg:height="49.00240326284pt" draw:transform="matrix(0.05443943276 0.04329623967 -0.04413370848 0.05340632575 114.65336739175pt 20.75050473752pt)" svg:viewBox="0 0 50 49" svg:d="M0 18.7513L11.0841 28.6267L7.93522 44.5023L23.3024 39.127L34.638 49.0024L37.1572 34.3772L49.7528 30.2515L40.1801 19.7513L43.3288 5.25173C43.3288 5.25173 28.2141 9.75104 28.2141 9.62624C28.2141 9.50143 18.1383 -0.1236 18.0118 0.00120326C17.886 0.126006 14.7369 13.7511 14.7369 13.7511Z" koffice:nodeTypes="ccccccccccccc"/>
            <draw:path draw:style-name="gr27" draw:id="shape104" draw:name="path667" draw:layer="" svg:width="49.00036000065pt" svg:height="29.25685080037pt" draw:transform="matrix(0.05443943276 0.04329623967 -0.04413370848 0.05340632575 113.83392687951pt 21.76940541237pt)" svg:viewBox="0 0 49 29" svg:d="M0 0L49.0004 11.111L36.3747 15.4309L25.0003 6.1725C25.0003 6.1725 34.2499 29.3796 34.1251 29.2564C34.0003 29.1331 23.3755 20.2445 23.0003 19.8748L24.8755 6.1725C24.8755 6.1725 7.87499 25.183 7.87499 25.0597C7.87499 24.9357 11.125 9.50563 11.125 9.50563Z" koffice:nodeTypes="cccccccccc"/>
            <draw:path draw:style-name="gr28" draw:id="shape105" draw:name="path668" draw:layer="" svg:width="10.75146000000pt" svg:height="24.25523100160pt" draw:transform="matrix(0.05443943276 0.04329623967 -0.04413370848 0.05340632575 115.45369748207pt 21.36503079039pt)" svg:viewBox="0 0 11 24" svg:d="M0 13.7891L10.7515 24.2552L3.3367 0Z" koffice:nodeTypes="cccc"/>
            <draw:path draw:style-name="gr28" draw:id="shape106" draw:name="path669" draw:layer="" svg:width="17.02480363639pt" svg:height="18.75121973895pt" draw:transform="matrix(0.05443943276 0.04329623967 -0.04413370848 0.05340632575 115.80280391824pt 22.12939266154pt)" svg:viewBox="0 0 17 19" svg:d="M2.43612 4.47124C2.55749 4.59522 -0.117362 18.7512 0.00401028 18.7512C1.21929 17.2611 17.1447 0 17.0241 0C16.902 0 2.67887 4.59522 2.43612 4.47124Z" koffice:nodeTypes="cccc"/>
            <draw:path draw:style-name="gr29" draw:id="shape107" draw:name="path675" draw:layer="" svg:width="118.00568574118pt" svg:height="48.79817135362pt" draw:transform="matrix(0.07008177652 0.00000000000 0.00000000000 0.06875164794 86.08361241792pt 20.34611462953pt)" svg:viewBox="0 0 118 49" svg:d="M0 20.7441C17.0929 12.3982 36.2778 5.8868 56.5103 3.0473C75.9565 0.206616 95.4187 -0.0394354 115.389 0.00423435C115.389 0.00423435 118.006 31.2456 118.006 31.5083C102.308 31.6392 90.6101 31.3414 62.9194 35.0003C35.384 38.901 24.0413 42.2437 7.29731 48.7982Z" koffice:nodeTypes="ccccccc"/>
            <draw:path draw:style-name="gr30" draw:id="shape108" draw:name="path677" draw:layer="" svg:width="109.17943113159pt" svg:height="47.40191967426pt" draw:transform="matrix(0.07008177652 0.00000000000 0.00000000000 0.06875164794 87.11330327964pt 24.58290180541pt)" svg:viewBox="0 0 109 47" svg:d="M0.00567381 14.4913C-0.256543 14.4913 8.65722 47.4019 8.65722 47.4019C25.1035 43.1813 41.8113 40.0044 58.519 37.6115C75.2267 35.2185 92.9952 33.8551 109.179 32.7675L106.314 0.66864C89.2573 -0.37599 69.8174 -0.37599 52.2369 1.97323C34.6565 4.32325 17.5861 8.48667 0.00567381 14.4913Z" koffice:nodeTypes="ccccccc"/>
            <draw:path draw:style-name="gr5" draw:id="shape109" draw:name="path688" draw:layer="" svg:width="480.28380193733pt" svg:height="525.48129540881pt" draw:transform="matrix(0.07008177652 0.00000000000 0.00000000000 0.06875164794 81.51841821669pt 32.61645245646pt)" svg:viewBox="0 0 480 525" svg:d="M1.04415 0L480.284 0L480.284 312.983C468.102 434.871 353.078 525.983 247.972 525.289C134.515 530.33 9.04843 435.741 0 311.939Z" koffice:nodeTypes="cccccc"/>
            <draw:path draw:style-name="gr31" draw:id="shape110" draw:name="path689" draw:layer="" svg:width="480.28380193733pt" svg:height="525.48129540881pt" draw:transform="matrix(0.06716066843 0.00000000000 0.00000000000 0.06588598387 82.21968248878pt 33.36975291418pt)" svg:viewBox="0 0 480 525" svg:d="M1.04415 0L480.284 0L480.284 312.983C468.102 434.871 353.078 525.983 247.972 525.289C134.515 530.33 9.04843 435.741 0 311.939Z" koffice:nodeTypes="cccccc"/>
            <draw:rect draw:style-name="gr2" draw:id="shape111" draw:name="rect693" draw:layer="" svg:width="88.47753600000pt" svg:height="97.88379200000pt" draw:transform="matrix(0.07008177652 0.00000000000 0.00000000000 0.06875164794 101.63104429424pt 33.47360070190pt)"/>
            <draw:rect draw:style-name="gr2" draw:id="shape112" draw:name="rect694" draw:layer="" svg:width="88.47753600000pt" svg:height="97.88379200000pt" draw:transform="matrix(0.07008177652 0.00000000000 0.00000000000 0.06875164794 88.83831331094pt 33.47359905186pt)"/>
            <draw:rect draw:style-name="gr2" draw:id="shape113" draw:name="rect695" draw:layer="" svg:width="89.66407200000pt" svg:height="95.53222400000pt" draw:transform="matrix(0.07008177652 0.00000000000 0.00000000000 0.06875164794 82.36909604957pt 40.42555558699pt)"/>
            <draw:rect draw:style-name="gr2" draw:id="shape114" draw:name="rect696" draw:layer="" svg:width="87.59571200000pt" svg:height="95.53222400000pt" draw:transform="matrix(0.07008177652 0.00000000000 0.00000000000 0.06875164794 95.28618168625pt 40.42555373854pt)"/>
            <draw:rect draw:style-name="gr2" draw:id="shape115" draw:name="rect697" draw:layer="" svg:width="90.26270400000pt" svg:height="95.53222400000pt" draw:transform="matrix(0.07008177652 0.00000000000 0.00000000000 0.06875164794 108.01711442618pt 40.42555558699pt)"/>
            <draw:rect draw:style-name="gr2" draw:id="shape116" draw:name="rect698" draw:layer="" svg:width="88.47753600000pt" svg:height="97.00196800000pt" draw:transform="matrix(0.07008177652 0.00000000000 0.00000000000 0.06875164794 101.63104429424pt 47.19566456332pt)"/>
            <draw:rect draw:style-name="gr2" draw:id="shape117" draw:name="rect699" draw:layer="" svg:width="88.47753600000pt" svg:height="97.00196800000pt" draw:transform="matrix(0.07008177652 0.00000000000 0.00000000000 0.06875164794 88.83831400444pt 47.19566456332pt)"/>
            <draw:rect draw:style-name="gr2" draw:id="shape118" draw:name="rect700" draw:layer="" svg:width="87.59571200000pt" svg:height="97.00196000000pt" draw:transform="matrix(0.07008177652 0.00000000000 0.00000000000 0.06875164794 95.28618168625pt 54.06677680119pt)"/>
            <draw:path draw:style-name="gr9" draw:id="shape119" draw:name="path705" draw:layer="" svg:width="89.40044943820pt" svg:height="95.74068101360pt" draw:transform="matrix(0.07008177652 0.00000000000 0.00000000000 0.06875164794 108.05637984393pt 54.12460504683pt)" svg:viewBox="0 0 89 96" svg:d="M0 0.00646798L0.0224503 95.6692L54.0163 95.7407C78.6483 58.9983 87.0841 23.2092 89.4004 0.0273489C89.0012 0.0273489 0.351989 -0.0160192 0 0.00646798Z" koffice:nodeTypes="ccccc"/>
            <draw:path draw:style-name="gr9" draw:id="shape120" draw:name="path706" draw:layer="" svg:width="87.84041986943pt" svg:height="95.34033712667pt" draw:transform="matrix(0.07008177652 0.00000000000 0.00000000000 0.06875164794 101.66912673161pt 60.99410765551pt)" svg:viewBox="0 0 88 95" svg:d="M0 0.0382678L0.0136655 95.3403C38.5183 87.2507 69.8799 68.8064 87.8332 55.2675L87.8404 0Z" koffice:nodeTypes="ccccc"/>
            <draw:path draw:style-name="gr9" draw:id="shape121" draw:name="path708" draw:layer="" svg:width="87.76487377655pt" svg:height="94.09655818779pt" draw:transform="matrix(0.07008177652 0.00000000000 0.00000000000 0.06875164794 88.87645531049pt 60.98382240898pt)" svg:viewBox="0 0 88 94" svg:d="M0.126954 0L0 53.7777C30.2312 76.0502 64.7564 89.0846 87.7496 94.0966L87.7649 0.0350322Z" koffice:nodeTypes="ccccc"/>
            <draw:path draw:style-name="gr9" draw:id="shape122" draw:name="path710" draw:layer="" svg:width="88.94080984449pt" svg:height="95.39136774000pt" draw:transform="matrix(0.07008177652 0.00000000000 0.00000000000 0.06875164794 82.38093986980pt 54.11327772526pt)" svg:viewBox="0 0 89 95" svg:d="M0 0.0406705C2.85665 37.3618 18.4986 71.9787 35.3035 95.3914L88.9312 95.2997L88.9408 0Z" koffice:nodeTypes="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3:43</dc:date>
    <meta:creation-date>2011-05-22T06:10:29</meta:creation-date>
    <dc:creator>Yue Liu</dc:creator>
  </office:meta>
</office:document-meta>
</file>